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9.151cm" table:align="left"/>
    </style:style>
    <style:style style:name="Tableau6.A" style:family="table-column">
      <style:table-column-properties style:column-width="3.122cm"/>
    </style:style>
    <style:style style:name="Tableau6.B" style:family="table-column">
      <style:table-column-properties style:column-width="2.875cm"/>
    </style:style>
    <style:style style:name="Tableau6.C" style:family="table-column">
      <style:table-column-properties style:column-width="3.154cm"/>
    </style:style>
    <style:style style:name="Tableau6.A1" style:family="table-cell">
      <style:table-cell-properties style:vertical-align="middle" fo:background-color="#de9ad5" fo:padding="0.049cm" fo:border="0.5pt solid #000000">
        <style:background-image/>
      </style:table-cell-properties>
    </style:style>
    <style:style style:name="Tableau6.A2" style:family="table-cell">
      <style:table-cell-properties style:vertical-align="middle" fo:padding="0.049cm" fo:border="0.5pt solid #000000"/>
    </style:style>
    <style:style style:name="Tableau6.B2" style:family="table-cell">
      <style:table-cell-properties style:vertical-align="middle" fo:padding="0.049cm" fo:border="0.5pt solid #000000"/>
    </style:style>
    <style:style style:name="Tableau6.C2" style:family="table-cell">
      <style:table-cell-properties style:vertical-align="middle" fo:padding="0.049cm" fo:border="0.5pt solid #000000"/>
    </style:style>
    <style:style style:name="Tableau6.A3" style:family="table-cell">
      <style:table-cell-properties style:vertical-align="middle" fo:padding="0.049cm" fo:border="0.5pt solid #000000"/>
    </style:style>
    <style:style style:name="Tableau6.B3" style:family="table-cell">
      <style:table-cell-properties style:vertical-align="middle" fo:padding="0.049cm" fo:border="0.5pt solid #000000"/>
    </style:style>
    <style:style style:name="Tableau6.C3" style:family="table-cell">
      <style:table-cell-properties style:vertical-align="middle" fo:padding="0.049cm" fo:border="0.5pt solid #000000"/>
    </style:style>
    <style:style style:name="Tableau6.A4" style:family="table-cell">
      <style:table-cell-properties style:vertical-align="middle" fo:padding="0.049cm" fo:border="0.5pt solid #000000"/>
    </style:style>
    <style:style style:name="Tableau6.B4" style:family="table-cell">
      <style:table-cell-properties style:vertical-align="middle" fo:padding="0.049cm" fo:border="0.5pt solid #000000"/>
    </style:style>
    <style:style style:name="Tableau6.C4" style:family="table-cell">
      <style:table-cell-properties style:vertical-align="middle" fo:padding="0.049cm" fo:border="0.5pt solid #000000"/>
    </style:style>
    <style:style style:name="Tableau6.A5" style:family="table-cell">
      <style:table-cell-properties style:vertical-align="middle" fo:padding="0.049cm" fo:border="0.5pt solid #000000"/>
    </style:style>
    <style:style style:name="Tableau6.B5" style:family="table-cell">
      <style:table-cell-properties style:vertical-align="middle" fo:padding="0.049cm" fo:border="0.5pt solid #000000"/>
    </style:style>
    <style:style style:name="Tableau6.C5" style:family="table-cell">
      <style:table-cell-properties style:vertical-align="middle" fo:padding="0.049cm" fo:border="0.5pt solid #000000"/>
    </style:style>
    <style:style style:name="Tableau6.A6" style:family="table-cell">
      <style:table-cell-properties style:vertical-align="middle" fo:padding="0.049cm" fo:border="0.5pt solid #000000"/>
    </style:style>
    <style:style style:name="Tableau6.B6" style:family="table-cell">
      <style:table-cell-properties style:vertical-align="middle" fo:padding="0.049cm" fo:border="0.5pt solid #000000"/>
    </style:style>
    <style:style style:name="Tableau6.C6" style:family="table-cell">
      <style:table-cell-properties style:vertical-align="middle" fo:padding="0.049cm" fo:border="0.5pt solid #000000"/>
    </style:style>
    <style:style style:name="Tableau6.A7" style:family="table-cell">
      <style:table-cell-properties style:vertical-align="middle" fo:padding="0.049cm" fo:border="0.5pt solid #000000"/>
    </style:style>
    <style:style style:name="Tableau6.B7" style:family="table-cell">
      <style:table-cell-properties style:vertical-align="middle" fo:padding="0.049cm" fo:border="0.5pt solid #000000"/>
    </style:style>
    <style:style style:name="Tableau6.C7" style:family="table-cell">
      <style:table-cell-properties style:vertical-align="middle" fo:padding="0.049cm" fo:border="0.5pt solid #000000"/>
    </style:style>
    <style:style style:name="Tableau6.A8" style:family="table-cell">
      <style:table-cell-properties style:vertical-align="middle" fo:padding="0.049cm" fo:border="0.5pt solid #000000"/>
    </style:style>
    <style:style style:name="Tableau6.B8" style:family="table-cell">
      <style:table-cell-properties style:vertical-align="middle" fo:padding="0.049cm" fo:border="0.5pt solid #000000"/>
    </style:style>
    <style:style style:name="Tableau6.C8" style:family="table-cell">
      <style:table-cell-properties style:vertical-align="middle" fo:padding="0.049cm" fo:border="0.5pt solid #000000"/>
    </style:style>
    <style:style style:name="Tableau6.A9" style:family="table-cell">
      <style:table-cell-properties style:vertical-align="middle" fo:padding="0.049cm" fo:border="0.5pt solid #000000"/>
    </style:style>
    <style:style style:name="Tableau6.B9" style:family="table-cell">
      <style:table-cell-properties style:vertical-align="middle" fo:padding="0.049cm" fo:border="0.5pt solid #000000"/>
    </style:style>
    <style:style style:name="Tableau6.C9" style:family="table-cell">
      <style:table-cell-properties style:vertical-align="middle" fo:padding="0.049cm" fo:border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rsid="0015e3af" officeooo:paragraph-rsid="0015e3af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22eecf" officeooo:paragraph-rsid="004c022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5" style:family="paragraph" style:parent-style-name="FILET_5f_POINTILLES" style:master-page-name="">
      <style:paragraph-properties fo:margin-top="0cm" fo:margin-bottom="0cm" loext:contextual-spacing="false" fo:text-align="justify" style:justify-single-word="false" style:page-number="auto"/>
      <style:text-properties officeooo:paragraph-rsid="00aa164e"/>
    </style:style>
    <style:style style:name="P26" style:family="paragraph" style:parent-style-name="FILET_5f_POINTILLES">
      <style:paragraph-properties fo:margin-top="0cm" fo:margin-bottom="0cm" loext:contextual-spacing="false" fo:text-align="justify" style:justify-single-word="false"/>
      <style:text-properties officeooo:rsid="00995464" officeooo:paragraph-rsid="00aa164e"/>
    </style:style>
    <style:style style:name="P27" style:family="paragraph" style:parent-style-name="FILET_5f_POINTILLES">
      <style:paragraph-properties fo:margin-top="0cm" fo:margin-bottom="0cm" loext:contextual-spacing="false" fo:text-align="justify" style:justify-single-word="false"/>
      <style:text-properties officeooo:paragraph-rsid="00aa164e"/>
    </style:style>
    <style:style style:name="P28" style:family="paragraph" style:parent-style-name="_5f_Paragraphe_20_livret_20_">
      <style:paragraph-properties fo:margin-top="0cm" fo:margin-bottom="0cm" loext:contextual-spacing="false"/>
    </style:style>
    <style:style style:name="P29" style:family="paragraph" style:parent-style-name="_5f_Paragraphe_20_livret_20_">
      <style:paragraph-properties fo:margin-top="0cm" fo:margin-bottom="0cm" loext:contextual-spacing="false" fo:text-align="justify" style:justify-single-word="false"/>
      <style:text-properties officeooo:rsid="00995464" officeooo:paragraph-rsid="00a47b0b"/>
    </style:style>
    <style:style style:name="P30" style:family="paragraph" style:parent-style-name="_5f_Paragraphe_20_livret_20_">
      <style:paragraph-properties fo:margin-top="0cm" fo:margin-bottom="0cm" loext:contextual-spacing="false" fo:text-align="justify" style:justify-single-word="false"/>
      <style:text-properties officeooo:rsid="00995464" officeooo:paragraph-rsid="00995464"/>
    </style:style>
    <style:style style:name="P31" style:family="paragraph" style:parent-style-name="_5f_Paragraphe_20_livret_20_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2" style:family="paragraph" style:parent-style-name="_5f_Paragraphe_20_livret_20_">
      <style:paragraph-properties fo:text-align="center" style:justify-single-word="false"/>
      <style:text-properties fo:font-size="9pt" style:font-size-asian="9pt" style:font-size-complex="9pt"/>
    </style:style>
    <style:style style:name="P33" style:family="paragraph" style:parent-style-name="_5f_Paragraphe_20_livret_20_">
      <style:paragraph-properties fo:text-align="center" style:justify-single-word="false"/>
    </style:style>
    <style:style style:name="P34" style:family="paragraph" style:parent-style-name="_5f_Paragraphe_20_livret_20_">
      <style:paragraph-properties fo:text-align="center" style:justify-single-word="false"/>
      <style:text-properties officeooo:paragraph-rsid="0095eba7"/>
    </style:style>
    <style:style style:name="P35" style:family="paragraph" style:parent-style-name="_5f_Paragraphe_20_livret_20_">
      <style:paragraph-properties fo:text-align="center" style:justify-single-word="false"/>
      <style:text-properties officeooo:paragraph-rsid="0097264c"/>
    </style:style>
    <style:style style:name="P36" style:family="paragraph" style:parent-style-name="_5f_Paragraphe_20_livret_20_">
      <style:paragraph-properties fo:margin-top="0.101cm" fo:margin-bottom="0cm" loext:contextual-spacing="false"/>
    </style:style>
    <style:style style:name="P37" style:family="paragraph" style:parent-style-name="_5f_Paragraphe_20_livret_20_">
      <style:paragraph-properties fo:margin-top="0.101cm" fo:margin-bottom="0cm" loext:contextual-spacing="false"/>
      <style:text-properties officeooo:paragraph-rsid="004c0228"/>
    </style:style>
    <style:style style:name="P38" style:family="paragraph" style:parent-style-name="_5f_Paragraphe_20_livret_20_">
      <style:paragraph-properties fo:margin-top="0.101cm" fo:margin-bottom="0cm" loext:contextual-spacing="false"/>
      <style:text-properties officeooo:paragraph-rsid="00a8f66a"/>
    </style:style>
    <style:style style:name="P39" style:family="paragraph" style:parent-style-name="_5f_Paragraphe_20_livret_20_">
      <style:paragraph-properties fo:margin-top="0cm" fo:margin-bottom="0.101cm" loext:contextual-spacing="false"/>
    </style:style>
    <style:style style:name="P40" style:family="paragraph" style:parent-style-name="_5f_Paragraphe_20_livret_20_">
      <style:paragraph-properties fo:margin-top="0cm" fo:margin-bottom="0.101cm" loext:contextual-spacing="false"/>
      <style:text-properties officeooo:paragraph-rsid="0082159a"/>
    </style:style>
    <style:style style:name="P41" style:family="paragraph" style:parent-style-name="_5f_Paragraphe_20_livret_20_">
      <style:paragraph-properties fo:margin-top="0.199cm" fo:margin-bottom="0cm" loext:contextual-spacing="false"/>
      <style:text-properties officeooo:paragraph-rsid="004c6f45"/>
    </style:style>
    <style:style style:name="P42" style:family="paragraph" style:parent-style-name="_5f_Paragraphe_20_livret_20_">
      <style:paragraph-properties fo:margin-top="0.199cm" fo:margin-bottom="0cm" loext:contextual-spacing="false" fo:text-align="justify" style:justify-single-word="false"/>
      <style:text-properties officeooo:rsid="00995464" officeooo:paragraph-rsid="00aa164e"/>
    </style:style>
    <style:style style:name="P43" style:family="paragraph" style:parent-style-name="_5f_Paragraphe_20_livret_20_">
      <style:paragraph-properties fo:margin-top="0.199cm" fo:margin-bottom="0cm" loext:contextual-spacing="false" fo:text-align="justify" style:justify-single-word="false"/>
      <style:text-properties officeooo:paragraph-rsid="00a57c1a"/>
    </style:style>
    <style:style style:name="P44" style:family="paragraph" style:parent-style-name="_5f_Paragraphe_20_livret_20_">
      <style:paragraph-properties fo:margin-top="0.199cm" fo:margin-bottom="0.101cm" loext:contextual-spacing="false"/>
      <style:text-properties officeooo:paragraph-rsid="00326d17"/>
    </style:style>
    <style:style style:name="P45" style:family="paragraph" style:parent-style-name="_5f_Paragraphe_20_livret_20_">
      <style:paragraph-properties fo:margin-top="0.101cm" fo:margin-bottom="0.199cm" loext:contextual-spacing="false"/>
      <style:text-properties fo:letter-spacing="-0.011cm"/>
    </style:style>
    <style:style style:name="P46" style:family="paragraph" style:parent-style-name="_5f_Paragraphe_20_livret_20_">
      <style:paragraph-properties fo:margin-top="0.379cm" fo:margin-bottom="0cm" loext:contextual-spacing="false"/>
      <style:text-properties officeooo:paragraph-rsid="004c0228"/>
    </style:style>
    <style:style style:name="P47" style:family="paragraph" style:parent-style-name="_5f_Paragraphe_20_livret_20_">
      <style:paragraph-properties fo:margin-top="0.101cm" fo:margin-bottom="0.049cm" loext:contextual-spacing="false"/>
    </style:style>
    <style:style style:name="P48" style:family="paragraph" style:parent-style-name="_5f_Paragraphe_20_livret_20_">
      <style:paragraph-properties fo:margin-top="0.3cm" fo:margin-bottom="0cm" loext:contextual-spacing="false"/>
      <style:text-properties style:font-name="Bitstream Vera Sans4" fo:font-size="10pt" officeooo:paragraph-rsid="004c0228" style:font-size-asian="10pt" style:font-size-complex="10pt"/>
    </style:style>
    <style:style style:name="P49" style:family="paragraph" style:parent-style-name="_5f_Paragraphe_20_livret_20_">
      <style:paragraph-properties fo:margin-top="0.3cm" fo:margin-bottom="0cm" loext:contextual-spacing="false"/>
      <style:text-properties officeooo:paragraph-rsid="00a8f66a"/>
    </style:style>
    <style:style style:name="P50" style:family="paragraph" style:parent-style-name="_5f_Paragraphe_20_livret_20_">
      <style:paragraph-properties fo:margin-top="0.3cm" fo:margin-bottom="0cm" loext:contextual-spacing="false" fo:text-align="justify" style:justify-single-word="false"/>
      <style:text-properties officeooo:paragraph-rsid="00aa164e"/>
    </style:style>
    <style:style style:name="P51" style:family="paragraph" style:parent-style-name="FILET_5f_POINTILLES">
      <style:paragraph-properties fo:margin-top="0.3cm" fo:margin-bottom="0cm" loext:contextual-spacing="false" fo:line-height="100%"/>
      <style:text-properties officeooo:paragraph-rsid="00a8f66a"/>
    </style:style>
    <style:style style:name="P52" style:family="paragraph" style:parent-style-name="FILET_5f_POINTILLES">
      <style:paragraph-properties fo:margin-top="0.27cm" fo:margin-bottom="0cm" loext:contextual-spacing="false" fo:line-height="100%"/>
    </style:style>
    <style:style style:name="P53" style:family="paragraph" style:parent-style-name="_5f_Paragraphe_20_livret_20_">
      <style:paragraph-properties fo:margin-top="0.101cm" fo:margin-bottom="0.131cm" loext:contextual-spacing="false"/>
    </style:style>
    <style:style style:name="P54" style:family="paragraph" style:parent-style-name="_5f_Paragraphe_20_livret_20_">
      <style:paragraph-properties fo:margin-top="0.101cm" fo:margin-bottom="0.4cm" loext:contextual-spacing="false"/>
    </style:style>
    <style:style style:name="P55" style:family="paragraph" style:parent-style-name="_5f_Paragraphe_20_livret_20_">
      <style:paragraph-properties fo:margin-top="0cm" fo:margin-bottom="0.199cm" loext:contextual-spacing="false"/>
    </style:style>
    <style:style style:name="P56" style:family="paragraph" style:parent-style-name="_5f_Paragraphe_20_livret_20_">
      <style:paragraph-properties fo:margin-top="0.079cm" fo:margin-bottom="0.101cm" loext:contextual-spacing="false"/>
    </style:style>
    <style:style style:name="P57" style:family="paragraph" style:parent-style-name="Exo_5f_Num">
      <style:paragraph-properties fo:margin-top="0.73cm" fo:margin-bottom="0.101cm" loext:contextual-spacing="false"/>
    </style:style>
    <style:style style:name="P58" style:family="paragraph" style:parent-style-name="Exo_5f_Num">
      <style:paragraph-properties fo:margin-top="0.499cm" fo:margin-bottom="0cm" loext:contextual-spacing="false"/>
    </style:style>
    <style:style style:name="P59" style:family="paragraph" style:parent-style-name="Exo_5f_Num">
      <style:paragraph-properties fo:margin-top="0.6cm" fo:margin-bottom="0cm" loext:contextual-spacing="false"/>
    </style:style>
    <style:style style:name="P60" style:family="paragraph" style:parent-style-name="Exo_5f_Num">
      <style:paragraph-properties fo:margin-top="0.499cm" fo:margin-bottom="0.101cm" loext:contextual-spacing="false"/>
    </style:style>
    <style:style style:name="P61" style:family="paragraph" style:parent-style-name="Exo_5f_Num" style:list-style-name="Num_5f_Exo">
      <style:paragraph-properties fo:margin-top="0.45cm" fo:margin-bottom="0.199cm" loext:contextual-spacing="false" fo:text-align="justify" style:justify-single-word="false"/>
      <style:text-properties officeooo:paragraph-rsid="00995464"/>
    </style:style>
    <style:style style:name="P62" style:family="paragraph" style:parent-style-name="Exo_5f_Num" style:list-style-name="Num_5f_Exo">
      <style:paragraph-properties fo:margin-top="0.85cm" fo:margin-bottom="0.3cm" loext:contextual-spacing="false" fo:text-align="justify" style:justify-single-word="false"/>
      <style:text-properties officeooo:paragraph-rsid="00aa164e"/>
    </style:style>
    <style:style style:name="P63" style:family="paragraph" style:parent-style-name="Exo_5f_Num" style:list-style-name="Num_5f_Exo">
      <style:paragraph-properties fo:margin-top="0.3cm" fo:margin-bottom="0cm" loext:contextual-spacing="false"/>
      <style:text-properties officeooo:paragraph-rsid="007ff45c"/>
    </style:style>
    <style:style style:name="P64" style:family="paragraph" style:parent-style-name="FILET_5f_POINTILLES" style:list-style-name="liste_5f_abc"/>
    <style:style style:name="P65" style:family="paragraph" style:parent-style-name="FILET_5f_POINTILLES" style:list-style-name="liste_5f_abc">
      <style:text-properties officeooo:paragraph-rsid="0046d0eb"/>
    </style:style>
    <style:style style:name="P66" style:family="paragraph" style:parent-style-name="FILET_5f_POINTILLES" style:list-style-name="liste_5f_abc">
      <style:text-properties style:font-name="Bitstream Vera Sans4" fo:font-size="10pt" officeooo:paragraph-rsid="0046d0eb" style:font-size-asian="10pt" style:font-size-complex="10pt"/>
    </style:style>
    <style:style style:name="P67" style:family="paragraph" style:parent-style-name="FILET_5f_POINTILLES" style:list-style-name="liste_5f_abc">
      <style:paragraph-properties fo:margin-top="0cm" fo:margin-bottom="0cm" loext:contextual-spacing="false" fo:text-align="justify" style:justify-single-word="false"/>
      <style:text-properties officeooo:rsid="00995464" officeooo:paragraph-rsid="00aa164e"/>
    </style:style>
    <style:style style:name="P68" style:family="paragraph" style:parent-style-name="FILET_5f_POINTILLES" style:list-style-name="liste_5f_abc">
      <style:paragraph-properties fo:margin-top="0cm" fo:margin-bottom="0cm" loext:contextual-spacing="false" fo:text-align="justify" style:justify-single-word="false"/>
      <style:text-properties officeooo:paragraph-rsid="00aa164e"/>
    </style:style>
    <style:style style:name="P69" style:family="paragraph" style:parent-style-name="Standard" style:list-style-name="liste_5f_abc"/>
    <style:style style:name="P70" style:family="paragraph" style:parent-style-name="Standard" style:list-style-name="liste_5f_abc">
      <style:text-properties officeooo:paragraph-rsid="00855624"/>
    </style:style>
    <style:style style:name="P71" style:family="paragraph" style:parent-style-name="Standard" style:list-style-name="liste_5f_abc">
      <style:text-properties officeooo:paragraph-rsid="00a798a6"/>
    </style:style>
    <style:style style:name="P72" style:family="paragraph" style:parent-style-name="Standard" style:list-style-name="liste_5f_abc">
      <style:paragraph-properties fo:text-align="justify" style:justify-single-word="false"/>
    </style:style>
    <style:style style:name="P73" style:family="paragraph" style:parent-style-name="Standard" style:list-style-name="liste_5f_abc">
      <style:paragraph-properties fo:text-align="justify" style:justify-single-word="false"/>
      <style:text-properties officeooo:paragraph-rsid="0083156c"/>
    </style:style>
    <style:style style:name="P74" style:family="paragraph" style:parent-style-name="Standard" style:list-style-name="liste_5f_abc">
      <style:paragraph-properties fo:text-align="justify" style:justify-single-word="false"/>
      <style:text-properties officeooo:paragraph-rsid="00835f93"/>
    </style:style>
    <style:style style:name="P75" style:family="paragraph" style:parent-style-name="Standard" style:list-style-name="liste_5f_abc">
      <style:paragraph-properties fo:text-align="justify" style:justify-single-word="false"/>
      <style:text-properties officeooo:paragraph-rsid="00855624"/>
    </style:style>
    <style:style style:name="P76" style:family="paragraph" style:parent-style-name="Standard" style:list-style-name="liste_5f_abc">
      <style:paragraph-properties fo:text-align="justify" style:justify-single-word="false"/>
      <style:text-properties officeooo:paragraph-rsid="0086d394"/>
    </style:style>
    <style:style style:name="P77" style:family="paragraph" style:parent-style-name="Standard" style:list-style-name="Num_5f_Exo">
      <style:paragraph-properties fo:text-align="justify" style:justify-single-word="false"/>
      <style:text-properties officeooo:rsid="007c5806" officeooo:paragraph-rsid="0097264c"/>
    </style:style>
    <style:style style:name="P78" style:family="paragraph" style:parent-style-name="Standard" style:list-style-name="liste_5f_abc">
      <style:paragraph-properties fo:margin-top="0.4cm" fo:margin-bottom="0cm" loext:contextual-spacing="false" style:shadow="none"/>
      <style:text-properties style:font-name="Bitstream Vera Sans4" fo:font-size="10pt" officeooo:paragraph-rsid="00a798a6" style:font-size-asian="10pt" style:font-size-complex="10pt"/>
    </style:style>
    <style:style style:name="P79" style:family="paragraph" style:parent-style-name="Text_20_body" style:list-style-name="Num_5f_Exo">
      <style:paragraph-properties fo:margin-top="0.45cm" fo:margin-bottom="0.21cm" loext:contextual-spacing="false"/>
      <style:text-properties officeooo:paragraph-rsid="0037323d"/>
    </style:style>
    <style:style style:name="P80" style:family="paragraph" style:parent-style-name="_5f_Paragraphe_20_livret_20_" style:list-style-name="liste_5f_abc"/>
    <style:style style:name="P81" style:family="paragraph" style:parent-style-name="_5f_Paragraphe_20_livret_20_" style:list-style-name="liste_5f_abc">
      <style:paragraph-properties fo:margin-top="0.101cm" fo:margin-bottom="0cm" loext:contextual-spacing="false"/>
    </style:style>
    <style:style style:name="P82" style:family="paragraph" style:parent-style-name="_5f_Paragraphe_20_livret_20_" style:list-style-name="liste_5f_abc">
      <style:paragraph-properties fo:margin-top="0.3cm" fo:margin-bottom="0cm" loext:contextual-spacing="false"/>
    </style:style>
    <style:style style:name="P83" style:family="paragraph" style:parent-style-name="_5f_Paragraphe_20_livret_20_">
      <style:paragraph-properties fo:margin-top="0.3cm" fo:margin-bottom="0cm" loext:contextual-spacing="false" fo:text-align="justify" style:justify-single-word="false"/>
      <style:text-properties officeooo:paragraph-rsid="00abccb2"/>
    </style:style>
    <style:style style:name="P84" style:family="paragraph" style:parent-style-name="_5f_Paragraphe_20_livret_20_" style:list-style-name="liste_5f_abc">
      <style:paragraph-properties fo:margin-top="0.199cm" fo:margin-bottom="0cm" loext:contextual-spacing="false"/>
    </style:style>
    <style:style style:name="P85" style:family="paragraph" style:parent-style-name="_5f_Pied_20_de_20_page" style:list-style-name="">
      <style:paragraph-properties fo:text-align="end" style:justify-single-word="false"/>
    </style:style>
    <style:style style:name="P86" style:family="paragraph" style:parent-style-name="_5f_Pied_20_de_20_page">
      <style:paragraph-properties fo:text-align="end" style:justify-single-word="false"/>
    </style:style>
    <style:style style:name="P87" style:family="paragraph" style:parent-style-name="_5f_Pied_20_de_20_page" style:list-style-name=""/>
    <style:style style:name="P8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9" style:family="paragraph" style:parent-style-name="_5f_Titre_20_d_27_exercices_20_livret" style:list-style-name="Num_5f_Exo">
      <style:paragraph-properties fo:margin-top="0.499cm" fo:margin-bottom="0cm" loext:contextual-spacing="false"/>
    </style:style>
    <style:style style:name="P9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74" fo:break-before="auto" fo:break-after="auto" style:shadow="none"/>
      <style:text-properties style:font-name="Bitstream Vera Sans4" fo:font-size="10pt" fo:font-style="normal" style:text-underline-style="none" fo:font-weight="bold" officeooo:rsid="00290c92" officeooo:paragraph-rsid="0022eecf" style:font-size-asian="10pt" style:font-style-asian="normal" style:font-weight-asian="bold" style:font-size-complex="10pt" style:font-style-complex="normal" style:font-weight-complex="bold"/>
    </style:style>
    <style:style style:name="P91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9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indent="0cm" style:writing-mode="lr-tb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e6e90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5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06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07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0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margin-top="0cm" fo:margin-bottom="0.199cm" fo:text-align="center" style:writing-mode="lr-tb"/>
    </style:style>
    <style:style style:name="P110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P1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text-align="center"/>
    </style:style>
    <style:style style:name="P113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114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98ba7"/>
    </style:style>
    <style:style style:name="T6" style:family="text">
      <style:text-properties officeooo:rsid="0053ee92"/>
    </style:style>
    <style:style style:name="T7" style:family="text">
      <style:text-properties fo:color="#1ca2b8" style:font-name="Bitstream Vera Sans4" fo:font-size="10pt" fo:font-weight="bold" officeooo:rsid="00305d09" style:font-name-asian="Utopia-Bold" style:font-size-asian="10pt" style:font-weight-asian="bold" style:font-name-complex="Utopia-Bold" style:font-size-complex="10pt" style:font-weight-complex="bold"/>
    </style:style>
    <style:style style:name="T8" style:family="text">
      <style:text-properties fo:color="#1ca2b8" style:font-name="Bitstream Vera Sans4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9" style:family="text">
      <style:text-properties fo:color="#1ca2b8" style:font-name="Bitstream Vera Sans4" fo:font-size="10pt" fo:font-weight="bold" officeooo:rsid="004c0228" style:font-name-asian="Utopia-Bold" style:font-size-asian="10pt" style:font-weight-asian="bold" style:font-name-complex="Utopia-Bold" style:font-size-complex="10pt" style:font-weight-complex="bold"/>
    </style:style>
    <style:style style:name="T10" style:family="text">
      <style:text-properties fo:color="#1ca2b8" style:font-name="Bitstream Vera Sans4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1ca2b8" style:font-name="Bitstream Vera Sans4" fo:font-size="10pt" fo:font-weight="bold" officeooo:rsid="00326d17" style:font-size-asian="10pt" style:font-weight-asian="bold" style:font-size-complex="10pt" style:font-weight-complex="bold"/>
    </style:style>
    <style:style style:name="T12" style:family="text">
      <style:text-properties fo:color="#1ca2b8" style:font-name="Bitstream Vera Sans4" fo:font-size="10pt" fo:font-weight="normal" officeooo:rsid="00326d17" style:font-size-asian="10pt" style:font-weight-asian="normal" style:font-size-complex="10pt" style:font-weight-complex="normal"/>
    </style:style>
    <style:style style:name="T13" style:family="text">
      <style:text-properties fo:color="#1ca2b8" style:font-name="Bitstream Vera Sans4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14" style:family="text">
      <style:text-properties fo:color="#1ca2b8" style:font-name="Bitstream Vera Sans4" fo:font-size="10pt" fo:letter-spacing="-0.014cm" fo:font-style="normal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15" style:family="text">
      <style:text-properties fo:color="#1ca2b8" style:font-name="Bitstream Vera Sans4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16" style:family="text">
      <style:text-properties fo:color="#1ca2b8" fo:font-weight="bold" style:font-weight-asian="bold" style:font-weight-complex="bold"/>
    </style:style>
    <style:style style:name="T17" style:family="text">
      <style:text-properties fo:color="#1ca2b8" fo:font-weight="bold" officeooo:rsid="0056deef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font-weight="normal" officeooo:rsid="002b4f4a" style:font-weight-asian="normal" style:font-weight-complex="normal"/>
    </style:style>
    <style:style style:name="T20" style:family="text">
      <style:text-properties fo:color="#000000" fo:font-weight="normal" officeooo:rsid="0058b4bb" style:font-weight-asian="normal" style:font-weight-complex="normal"/>
    </style:style>
    <style:style style:name="T21" style:family="text">
      <style:text-properties fo:color="#000000" fo:font-weight="normal" officeooo:rsid="005adb10" style:font-weight-asian="normal" style:font-weight-complex="normal"/>
    </style:style>
    <style:style style:name="T22" style:family="text">
      <style:text-properties fo:color="#000000" fo:font-weight="normal" officeooo:rsid="005ca36a" style:font-weight-asian="normal" style:font-weight-complex="normal"/>
    </style:style>
    <style:style style:name="T23" style:family="text">
      <style:text-properties fo:color="#000000" fo:font-weight="normal" officeooo:rsid="0064d90d" style:font-weight-asian="normal" style:font-weight-complex="normal"/>
    </style:style>
    <style:style style:name="T24" style:family="text">
      <style:text-properties fo:color="#000000" fo:font-weight="normal" officeooo:rsid="0065a8b9" style:font-weight-asian="normal" style:font-weight-complex="normal"/>
    </style:style>
    <style:style style:name="T25" style:family="text">
      <style:text-properties fo:color="#000000" fo:font-weight="normal" officeooo:rsid="0065e18e" style:font-weight-asian="normal" style:font-weight-complex="normal"/>
    </style:style>
    <style:style style:name="T26" style:family="text">
      <style:text-properties fo:color="#000000" officeooo:rsid="0058b4bb"/>
    </style:style>
    <style:style style:name="T27" style:family="text">
      <style:text-properties fo:color="#000000" officeooo:rsid="005d8140"/>
    </style:style>
    <style:style style:name="T28" style:family="text">
      <style:text-properties fo:color="#000000" officeooo:rsid="006219ca"/>
    </style:style>
    <style:style style:name="T29" style:family="text">
      <style:text-properties fo:color="#000000" style:text-position="0% 100%" fo:font-weight="normal" officeooo:rsid="00758cdb" style:font-name-asian="OpenSymbol1" style:font-style-asian="normal" style:font-weight-asian="normal" style:font-name-complex="OpenSymbol1" style:font-style-complex="normal" style:font-weight-complex="normal"/>
    </style:style>
    <style:style style:name="T30" style:family="text">
      <style:text-properties fo:color="#000000" style:text-position="0% 100%" fo:font-weight="normal" officeooo:rsid="007ada59" style:font-name-asian="OpenSymbol1" style:font-style-asian="normal" style:font-weight-asian="normal" style:font-name-complex="OpenSymbol1" style:font-style-complex="normal" style:font-weight-complex="normal"/>
    </style:style>
    <style:style style:name="T31" style:family="text">
      <style:text-properties fo:color="#000000" style:text-position="0% 100%" fo:font-weight="normal" officeooo:rsid="007b939c" style:font-name-asian="OpenSymbol1" style:font-style-asian="normal" style:font-weight-asian="normal" style:font-name-complex="OpenSymbol1" style:font-style-complex="normal" style:font-weight-complex="normal"/>
    </style:style>
    <style:style style:name="T32" style:family="text">
      <style:text-properties fo:color="#000000" style:text-position="0% 100%" fo:font-weight="normal" officeooo:rsid="007ff45c" style:font-name-asian="OpenSymbol1" style:font-style-asian="normal" style:font-weight-asian="normal" style:font-name-complex="OpenSymbol1" style:font-style-complex="normal" style:font-weight-complex="normal"/>
    </style:style>
    <style:style style:name="T33" style:family="text">
      <style:text-properties fo:color="#000000" officeooo:rsid="007e5689"/>
    </style:style>
    <style:style style:name="T34" style:family="text">
      <style:text-properties fo:color="#000000" officeooo:rsid="007ff45c"/>
    </style:style>
    <style:style style:name="T35" style:family="text">
      <style:text-properties fo:color="#000000" officeooo:rsid="0083156c"/>
    </style:style>
    <style:style style:name="T36" style:family="text">
      <style:text-properties fo:color="#000000" officeooo:rsid="00855624"/>
    </style:style>
    <style:style style:name="T37" style:family="text">
      <style:text-properties fo:color="#000000" officeooo:rsid="0086d394"/>
    </style:style>
    <style:style style:name="T38" style:family="text">
      <style:text-properties fo:color="#000000" officeooo:rsid="0092728f"/>
    </style:style>
    <style:style style:name="T39" style:family="text">
      <style:text-properties fo:color="#000000" fo:letter-spacing="-0.004cm" officeooo:rsid="0058b4bb"/>
    </style:style>
    <style:style style:name="T40" style:family="text">
      <style:text-properties fo:color="#000000" fo:letter-spacing="-0.004cm" officeooo:rsid="00a3be69"/>
    </style:style>
    <style:style style:name="T41" style:family="text">
      <style:text-properties fo:color="#000000" fo:letter-spacing="-0.007cm" officeooo:rsid="00835f93"/>
    </style:style>
    <style:style style:name="T42" style:family="text">
      <style:text-properties fo:color="#000000" fo:letter-spacing="-0.007cm" officeooo:rsid="0092728f"/>
    </style:style>
    <style:style style:name="T43" style:family="text">
      <style:text-properties fo:color="#000000" officeooo:rsid="00a3be69"/>
    </style:style>
    <style:style style:name="T44" style:family="text">
      <style:text-properties fo:color="#000000" style:font-name="Bitstream Vera Sans4" fo:font-size="10pt" fo:letter-spacing="-0.007cm" fo:font-style="normal" fo:font-weight="normal" officeooo:rsid="00a47b0b" style:font-size-asian="10pt" style:font-size-complex="10pt"/>
    </style:style>
    <style:style style:name="T45" style:family="text">
      <style:text-properties fo:color="#000000" style:font-name="Bitstream Vera Sans4" fo:font-size="10pt" fo:letter-spacing="-0.014cm" fo:font-style="normal" fo:font-weight="normal" officeooo:rsid="0026f7a9" style:font-size-asian="10pt" style:font-size-complex="10pt"/>
    </style:style>
    <style:style style:name="T46" style:family="text">
      <style:text-properties fo:color="#000000" style:font-name="Bitstream Vera Sans4" fo:font-size="10pt" fo:letter-spacing="-0.014cm" fo:font-style="normal" fo:font-weight="normal" officeooo:rsid="00a57c1a" style:font-size-asian="10pt" style:font-size-complex="10pt"/>
    </style:style>
    <style:style style:name="T47" style:family="text">
      <style:text-properties fo:color="#000000" style:font-name="Bitstream Vera Sans4" fo:font-size="10pt" fo:letter-spacing="-0.014cm" fo:font-style="normal" fo:font-weight="normal" officeooo:rsid="00a5dadd" style:font-size-asian="10pt" style:font-size-complex="10pt"/>
    </style:style>
    <style:style style:name="T48" style:family="text">
      <style:text-properties fo:color="#000000" style:font-name="Bitstream Vera Sans5" fo:font-size="10pt" fo:font-style="normal" fo:font-weight="normal" officeooo:rsid="007ff45c" fo:background-color="transparent" loext:char-shading-value="0" style:font-size-asian="10.5pt"/>
    </style:style>
    <style:style style:name="T49" style:family="text">
      <style:text-properties fo:color="#000000" style:font-name="Bitstream Vera Sans5" fo:font-size="10pt" fo:font-style="normal" fo:font-weight="normal" officeooo:rsid="00a7536e" fo:background-color="transparent" loext:char-shading-value="0" style:font-size-asian="10.5pt"/>
    </style:style>
    <style:style style:name="T50" style:family="text">
      <style:text-properties style:text-position="0% 100%" style:font-name-asian="OpenSymbol1" style:font-style-asian="normal" style:font-name-complex="OpenSymbol1" style:font-style-complex="normal"/>
    </style:style>
    <style:style style:name="T51" style:family="text">
      <style:text-properties style:text-position="0% 100%" fo:font-weight="normal" officeooo:rsid="005e3f14" style:font-name-asian="OpenSymbol1" style:font-style-asian="normal" style:font-weight-asian="normal" style:font-name-complex="OpenSymbol1" style:font-style-complex="normal" style:font-weight-complex="normal"/>
    </style:style>
    <style:style style:name="T52" style:family="text">
      <style:text-properties style:text-position="0% 100%" fo:font-weight="normal" officeooo:rsid="007b939c" style:font-name-asian="OpenSymbol1" style:font-style-asian="normal" style:font-weight-asian="normal" style:font-name-complex="OpenSymbol1" style:font-style-complex="normal" style:font-weight-complex="normal"/>
    </style:style>
    <style:style style:name="T53" style:family="text">
      <style:text-properties fo:font-variant="normal" fo:text-transform="none" fo:color="#000000" style:text-position="0% 100%" style:font-name="Bitstream Vera Sans4" fo:font-size="10pt" fo:letter-spacing="-0.004cm" fo:font-style="normal" style:text-underline-style="none" fo:font-weight="normal" officeooo:rsid="0082159a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54" style:family="text">
      <style:text-properties fo:font-variant="normal" fo:text-transform="none" fo:color="#000000" style:text-position="0% 100%" style:font-name="Bitstream Vera Sans4" fo:font-size="10pt" fo:letter-spacing="-0.004cm" fo:font-style="normal" style:text-underline-style="none" fo:font-weight="normal" officeooo:rsid="00888805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55" style:family="text">
      <style:text-properties style:font-name="Bitstream Vera Sans4" fo:font-size="10pt" style:font-size-asian="10pt" style:font-size-complex="10pt"/>
    </style:style>
    <style:style style:name="T56" style:family="text">
      <style:text-properties style:font-name="Bitstream Vera Sans4" fo:font-size="10pt" officeooo:rsid="00326d17" style:font-size-asian="10pt" style:font-size-complex="10pt"/>
    </style:style>
    <style:style style:name="T57" style:family="text">
      <style:text-properties style:font-name="Bitstream Vera Sans4" fo:font-size="10pt" officeooo:rsid="00390c93" style:font-size-asian="10pt" style:font-size-complex="10pt"/>
    </style:style>
    <style:style style:name="T58" style:family="text">
      <style:text-properties style:font-name="Bitstream Vera Sans4" fo:font-size="10pt" officeooo:rsid="00511fd6" style:font-size-asian="10pt" style:font-size-complex="10pt"/>
    </style:style>
    <style:style style:name="T59" style:family="text">
      <style:text-properties officeooo:rsid="00326d17"/>
    </style:style>
    <style:style style:name="T60" style:family="text">
      <style:text-properties officeooo:rsid="00511fd6"/>
    </style:style>
    <style:style style:name="T61" style:family="text">
      <style:text-properties officeooo:rsid="007e5689"/>
    </style:style>
    <style:style style:name="T62" style:family="text">
      <style:text-properties officeooo:rsid="00995464"/>
    </style:style>
    <style:style style:name="T63" style:family="text">
      <style:text-properties fo:letter-spacing="-0.004cm"/>
    </style:style>
    <style:style style:name="T64" style:family="text">
      <style:text-properties fo:letter-spacing="-0.004cm" officeooo:rsid="005a0b23"/>
    </style:style>
    <style:style style:name="T65" style:family="text">
      <style:text-properties fo:letter-spacing="-0.004cm" officeooo:rsid="00a3be69"/>
    </style:style>
    <style:style style:name="T66" style:family="text">
      <style:text-properties fo:letter-spacing="-0.007cm"/>
    </style:style>
    <style:style style:name="T67" style:family="text">
      <style:text-properties fo:letter-spacing="-0.018cm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83156c" style:font-style-asian="normal" style:font-size-complex="10pt" style:font-style-complex="normal"/>
    </style:style>
    <style:style style:name="T70" style:family="text">
      <style:text-properties fo:letter-spacing="-0.014cm" fo:font-style="normal" officeooo:rsid="0032a615" style:font-name-asian="Utopia-Bold" style:font-name-complex="Utopia-Bold" style:font-size-complex="10pt"/>
    </style:style>
    <style:style style:name="T71" style:family="text">
      <style:text-properties officeooo:rsid="00a44643"/>
    </style:style>
    <style:style style:name="T72" style:family="text">
      <style:text-properties officeooo:rsid="0032a615" style:font-size-complex="10pt"/>
    </style:style>
    <style:style style:name="T73" style:family="text">
      <style:text-properties officeooo:rsid="00a8f66a"/>
    </style:style>
    <style:style style:name="T74" style:family="text">
      <style:text-properties fo:font-weight="normal" officeooo:rsid="00a8f66a" style:font-weight-asian="normal" style:font-weight-complex="normal"/>
    </style:style>
    <style:style style:name="T75" style:family="text">
      <style:text-properties fo:color="#d3802b" style:font-name="Bitstream Vera Sans1" fo:font-size="10pt" fo:font-weight="bold" officeooo:rsid="00a8f66a" style:font-size-asian="10.5pt" style:font-weight-asian="bold" style:font-weight-complex="normal" loext:shadow="none"/>
    </style:style>
    <style:style style:name="T76" style:family="text">
      <style:text-properties officeooo:rsid="00305d09" style:font-name-asian="Utopia-Bold" style:font-name-complex="Utopia-Bold" style:font-size-complex="10pt"/>
    </style:style>
    <style:style style:name="T77" style:family="text">
      <style:text-properties officeooo:rsid="0032a615" style:font-name-asian="Utopia-Bold" style:font-name-complex="Utopia-Bold" style:font-size-complex="10pt"/>
    </style:style>
    <style:style style:name="T78" style:family="text">
      <style:text-properties officeooo:rsid="00abccb2"/>
    </style:style>
    <style:style style:name="T79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T83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 fo:column-gap="0.3cm"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draw:fill-color="#f2ffff" draw:textarea-horizontal-align="justify" draw:textarea-vertical-align="middle" draw:auto-grow-height="false" fo:min-height="12.067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2ffff" draw:textarea-horizontal-align="justify" draw:textarea-vertical-align="middle" draw:auto-grow-height="false" fo:min-height="8.477cm" fo:min-width="9.347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2.933cm" fo:min-width="2.6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563cm" fo:min-width="1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665cm" fo:min-width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ffffff" draw:marker-start="Arrow_20_concave" draw:marker-start-width="0.101cm" draw:marker-start-center="false" draw:marker-end="Arrow_20_concave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c9211e" draw:textarea-horizontal-align="justify" draw:textarea-vertical-align="middle" draw:auto-grow-height="false" fo:min-height="3.935cm" fo:min-width="3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bf819e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3.907cm" fo:min-width="3.6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bf819e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3.909cm" fo:min-width="3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3.907cm" fo:min-width="3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e6e905" draw:marker-start="" draw:marker-start-width="0.199cm" draw:marker-start-center="false" draw:marker-end="" draw:marker-end-width="0.199cm" draw:marker-end-center="false" draw:fill="solid" draw:fill-color="#e6e905" draw:textarea-horizontal-align="justify" draw:textarea-vertical-align="middle" draw:auto-grow-height="false" fo:min-height="3.935cm" fo:min-width="3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ff860d" draw:marker-start="" draw:marker-start-width="0.199cm" draw:marker-start-center="false" draw:marker-end="" draw:marker-end-width="0.199cm" draw:marker-end-center="false" draw:fill="solid" draw:fill-color="#ff860d" draw:textarea-horizontal-align="justify" draw:textarea-vertical-align="middle" draw:auto-grow-height="false" fo:min-height="3.911cm" fo:min-width="3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ff860d" draw:marker-start="" draw:marker-start-width="0.199cm" draw:marker-start-center="false" draw:marker-end="" draw:marker-end-width="0.199cm" draw:marker-end-center="false" draw:fill="solid" draw:fill-color="#ff860d" draw:textarea-horizontal-align="justify" draw:textarea-vertical-align="middle" draw:auto-grow-height="false" fo:min-height="3.935cm" fo:min-width="3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draw:auto-grow-height="false" fo:min-height="0.316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draw:auto-grow-height="false" fo:min-height="0.318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318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316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316cm" fo:min-width="0.0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7bc65" draw:textarea-horizontal-align="justify" draw:textarea-vertical-align="middle" draw:auto-grow-height="false" fo:min-height="0.316cm" fo:min-width="0.0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1"><draw:g text:anchor-type="paragraph" draw:z-index="25" draw:name="Forme6" draw:style-name="gr33"><draw:custom-shape draw:style-name="gr34" draw:text-style-name="P110" svg:width="3.964cm" svg:height="0.641cm" draw:transform="skewX (0.00279252680319092) rotate (0.0872664625997165) translate (-0.370416666666667cm -0.0934861111111111cm)"><text:p text:style-name="P109"><text:span text:style-name="T8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34"><draw:text-box fo:min-height="3.93cm"><text:section text:style-name="Sect1" text:name="Section2"><text:p text:style-name="P24"/><text:p text:style-name="P40"><text:span text:style-name="knumerotitreA"><text:span text:style-name="T53">Dan</text:span></text:span><text:span text:style-name="knumerotitreA"><text:span text:style-name="T54">s un jeu de 32 cartes, il y a quatre familles : les trèfles, les cœurs, les carreaux et les piques, et deux couleurs : rouge et noir.</text:span></text:span><text:span text:style-name="knumerotitreA"><text:span text:style-name="T53"> </text:span></text:span><text:span text:style-name="knumerotitreA"><text:span text:style-name="T54">On </text:span></text:span><text:span text:style-name="knumerotitreA"><text:span text:style-name="T53">décide de tirer au hasard une carte dans ce jeu.</text:span></text:span></text:p><text:list xml:id="list3644204464" text:style-name="liste_5f_abc"><text:list-item text:start-value="1"><text:p text:style-name="P72"><text:span text:style-name="_5f_pointillés_20_gris"><text:span text:style-name="T18">Si l’on considère la couleur des cartes, cite les issues possibles.</text:span></text:span></text:p></text:list-item><text:list-item><text:p text:style-name="P72"><text:span text:style-name="_5f_pointillés_20_gris"><text:span text:style-name="T18">Si l’on considère les familles, cite les issues possibles.</text:span></text:span></text:p></text:list-item><text:list-item><text:p text:style-name="P69"><text:span text:style-name="_5f_pointillés_20_gris"><text:span text:style-name="T18">Cite un événement impossible.</text:span></text:span></text:p></text:list-item><text:list-item><text:p text:style-name="P69"><text:span text:style-name="_5f_pointillés_20_gris"><text:span text:style-name="T18">Quelle est la probabilité de tirer un trèfle ?</text:span></text:span></text:p></text:list-item><text:list-item><text:p text:style-name="P72"><text:span text:style-name="_5f_pointillés_20_gris"><text:span text:style-name="T37">Écris</text:span></text:span><text:span text:style-name="_5f_pointillés_20_gris"><text:span text:style-name="T18"> à l’aide d’une phrase non négative, l’événement contraire de « La carte choisie est un trèfle. »</text:span></text:span></text:p></text:list-item><text:list-item><text:p text:style-name="P69"><text:span text:style-name="_5f_pointillés_20_gris"><text:span text:style-name="T18">Calcule la probabilité de cet événement.</text:span></text:span></text:p><text:p text:style-name="P78"><text:span text:style-name="Bold_5f_niv2"><text:span text:style-name="T69">Correction</text:span></text:span></text:p></text:list-item><text:list-item text:start-value="1"><text:p text:style-name="P73"><text:span text:style-name="_5f_pointillés_20_gris"><text:span text:style-name="T35">Les issues possibles sont « obtenir une carte rouge » ou « obtenir  une carte noire ».</text:span></text:span></text:p></text:list-item><text:list-item><text:p text:style-name="P74"><text:span text:style-name="_5f_pointillés_20_gris"><text:span text:style-name="T41">Les issues possibles sont « obtenir un pique », « obtenir un carreau », « obtenir un trèfle » et « obtenir un </text:span></text:span><text:span text:style-name="_5f_pointillés_20_gris"><text:span text:style-name="T42">cœur</text:span></text:span><text:span text:style-name="_5f_pointillés_20_gris"><text:span text:style-name="T41"> ».</text:span></text:span></text:p></text:list-item><text:list-item><text:p text:style-name="P75"><text:span text:style-name="_5f_pointillés_20_gris"><text:span text:style-name="T36">L’événement « Obtenir un deux de trèfle » est un événement impossible puisque dans un jeu de 32 cartes, les cartes numérotées </text:span></text:span><text:span text:style-name="_5f_pointillés_20_gris"><text:span text:style-name="T43">vont </text:span></text:span><text:span text:style-name="_5f_pointillés_20_gris"><text:span text:style-name="T36">de 7 à 10.</text:span></text:span></text:p></text:list-item><text:list-item><text:p text:style-name="P70"><text:span text:style-name="_5f_pointillés_20_gris"><text:span text:style-name="T36">Il y a 8 trèfles parmi les 32 cartes donc la probabilité de tirer un trèfle est de </text:span></text:span><text:span text:style-name="_5f_pointillés_20_gris"><text:span text:style-name="T36"><draw:frame draw:style-name="fr6" draw:name="Objet10" text:anchor-type="as-char" svg:width="1.242cm" svg:height="0.87cm" draw:z-index="35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36">.</text:span></text:span></text:p></text:list-item><text:list-item><text:p text:style-name="P76"><text:span text:style-name="_5f_pointillés_20_gris"><text:span text:style-name="T37">La carte choisie est un carreau, un </text:span></text:span><text:span text:style-name="_5f_pointillés_20_gris"><text:span text:style-name="T38">cœur</text:span></text:span><text:span text:style-name="_5f_pointillés_20_gris"><text:span text:style-name="T37"> ou un pique.</text:span></text:span></text:p></text:list-item><text:list-item><text:p text:style-name="P71"><text:span text:style-name="_5f_pointillés_20_gris"><text:span text:style-name="T36"><draw:frame draw:style-name="fr6" draw:name="Objet6" text:anchor-type="as-char" svg:width="1.672cm" svg:height="0.87cm" draw:z-index="4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37"><text:s/>La probabilité de ne pas tirer un trèfle est donc égale à </text:span></text:span><text:span text:style-name="_5f_pointillés_20_gris"><text:span text:style-name="T36"><draw:frame draw:style-name="fr6" draw:name="Objet12" text:anchor-type="as-char" svg:width="0.293cm" svg:height="0.87cm" draw:z-index="4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37">.</text:span></text:span></text:p></text:list-item></text:list></text:section></draw:text-box></draw:frame></text:h>
      <text:list xml:id="list1480412139" text:style-name="Num_5f_Exo">
        <text:list-item>
          <text:h text:style-name="P57" text:outline-level="1"><text:span text:style-name="_5f_BVS"><text:span text:style-name="T26"> </text:span></text:span><text:span text:style-name="_5f_BVS"><text:span text:style-name="T39">Pour chaque question, entoure la </text:span></text:span><text:span text:style-name="_5f_BVS"><text:span text:style-name="T40">(</text:span></text:span><text:span text:style-name="_5f_BVS"><text:span text:style-name="T64">ou les</text:span></text:span><text:span text:style-name="_5f_BVS"><text:span text:style-name="T65">)</text:span></text:span><text:span text:style-name="_5f_BVS"><text:span text:style-name="T64"> bonne(s) réponse(s).</text:span></text:span></text:h>
        </text:list-item>
      </text:list>
      <text:list xml:id="list113127036432615" text:continue-list="list3644204464" text:style-name="liste_5f_abc">
        <text:list-item text:start-value="1">
          <text:p text:style-name="P80"><text:span text:style-name="_5f_pointillés_20_gris"><text:span text:style-name="T19">Un j</text:span></text:span><text:span text:style-name="_5f_pointillés_20_gris"><text:span text:style-name="T20">eu de 32 cartes comporte quatre rois. On tire une carte au hasard. Quelle est la probabilité d’obtenir un roi ?</text:span></text:span></text:p>
        </text:list-item>
      </text:list>
      <text:section text:style-name="Sect2" text:name="Section1">
        <text:p text:style-name="P33"><draw:frame draw:style-name="fr6" draw:name="Objet2" text:anchor-type="as-char" svg:width="0.293cm" svg:height="0.87cm" draw:z-index="36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text:p text:style-name="P33"><draw:frame draw:style-name="fr5" draw:name="Objet18" text:anchor-type="as-char" svg:width="0.517cm" svg:height="0.87cm" draw:z-index="37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33"><draw:frame draw:style-name="fr5" draw:name="Objet3" text:anchor-type="as-char" svg:width="0.517cm" svg:height="0.87cm" draw:z-index="3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text:p text:style-name="P33"><draw:frame draw:style-name="fr5" draw:name="Objet19" text:anchor-type="as-char" svg:width="0.517cm" svg:height="0.87cm" draw:z-index="39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/text:section>
      <text:list xml:id="list113125814299440" text:continue-numbering="true" text:style-name="liste_5f_abc">
        <text:list-item>
          <text:p text:style-name="P80"><text:span text:style-name="_5f_pointillés_20_gris"><text:span text:style-name="T21">Une urne contient deux boules rouges, cinq boules vertes et trois boules bleues. Quelle est la probabilité d’obtenir un</text:span></text:span><text:span text:style-name="_5f_pointillés_20_gris"><text:span text:style-name="T22">e</text:span></text:span><text:span text:style-name="_5f_pointillés_20_gris"><text:span text:style-name="T21"> boule rouge ?</text:span></text:span></text:p>
        </text:list-item>
      </text:list>
      <text:section text:style-name="Sect2" text:name="Section3">
        <text:p text:style-name="P34"><draw:frame draw:style-name="fr5" draw:name="Objet4" text:anchor-type="as-char" svg:width="0.293cm" svg:height="0.87cm" draw:z-index="32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text:p text:style-name="P34"><text:span text:style-name="_5f_pointillés_20_gris"><text:span text:style-name="T21"><draw:frame draw:style-name="fr5" draw:name="Objet5" text:anchor-type="as-char" svg:width="0.517cm" svg:height="0.87cm" draw:z-index="33"><draw:object xlink:href="./Object 7" xlink:type="simple" xlink:show="embed" xlink:actuate="onLoad"/><draw:image xlink:href="./ObjectReplacements/Object 7" xlink:type="simple" xlink:show="embed" xlink:actuate="onLoad"/></draw:frame></text:span></text:span></text:p>
        <text:p text:style-name="P34"><text:span text:style-name="_5f_pointillés_20_gris"><text:span text:style-name="T21"><draw:frame draw:style-name="fr5" draw:name="Objet20" text:anchor-type="as-char" svg:width="0.293cm" svg:height="0.87cm" draw:z-index="21"><draw:object xlink:href="./Object 21" xlink:type="simple" xlink:show="embed" xlink:actuate="onLoad"/><draw:image xlink:href="./ObjectReplacements/Object 21" xlink:type="simple" xlink:show="embed" xlink:actuate="onLoad"/></draw:frame></text:span></text:span></text:p>
        <text:p text:style-name="P34"><text:span text:style-name="_5f_pointillés_20_gris"><text:span text:style-name="T21"><draw:frame draw:style-name="fr5" draw:name="Objet21" text:anchor-type="as-char" svg:width="0.293cm" svg:height="0.87cm" draw:z-index="14"><draw:object xlink:href="./Object 22" xlink:type="simple" xlink:show="embed" xlink:actuate="onLoad"/><draw:image xlink:href="./ObjectReplacements/Object 22" xlink:type="simple" xlink:show="embed" xlink:actuate="onLoad"/></draw:frame></text:span></text:span></text:p>
      </text:section>
      <text:list xml:id="list113125848558008" text:continue-numbering="true" text:style-name="liste_5f_abc">
        <text:list-item>
          <text:p text:style-name="P80"><text:span text:style-name="_5f_BVS"><text:span text:style-name="T63">Une urne contient cinq boules bleues numérotées de 1 à 5, trois boules blanches numérotées de 1 à 3 et deux boules noires numérotées de 1 à 2. Quelle est la probabilité d’obtenir un 3 ?</text:span></text:span></text:p>
        </text:list-item>
      </text:list>
      <text:section text:style-name="Sect2" text:name="Section4">
        <text:p text:style-name="P34"><text:span text:style-name="_5f_pointillés_20_gris"><draw:frame draw:style-name="fr5" draw:name="Objet7" text:anchor-type="as-char" svg:width="0.517cm" svg:height="0.87cm" draw:z-index="15"><draw:object xlink:href="./Object 23" xlink:type="simple" xlink:show="embed" xlink:actuate="onLoad"/><draw:image xlink:href="./ObjectReplacements/Object 23" xlink:type="simple" xlink:show="embed" xlink:actuate="onLoad"/></draw:frame></text:span></text:p>
        <text:p text:style-name="P34"><text:span text:style-name="_5f_pointillés_20_gris"><draw:frame draw:style-name="fr5" draw:name="Objet8" text:anchor-type="as-char" svg:width="0.517cm" svg:height="0.87cm" draw:z-index="16"><draw:object xlink:href="./Object 24" xlink:type="simple" xlink:show="embed" xlink:actuate="onLoad"/><draw:image xlink:href="./ObjectReplacements/Object 24" xlink:type="simple" xlink:show="embed" xlink:actuate="onLoad"/></draw:frame></text:span></text:p>
        <text:p text:style-name="P34"><text:span text:style-name="_5f_pointillés_20_gris"><draw:frame draw:style-name="fr5" draw:name="Objet9" text:anchor-type="as-char" svg:width="0.293cm" svg:height="0.87cm" draw:z-index="17"><draw:object xlink:href="./Object 13" xlink:type="simple" xlink:show="embed" xlink:actuate="onLoad"/><draw:image xlink:href="./ObjectReplacements/Object 13" xlink:type="simple" xlink:show="embed" xlink:actuate="onLoad"/></draw:frame></text:span></text:p>
        <text:p text:style-name="P35"><text:span text:style-name="_5f_pointillés_20_gris"><draw:frame draw:style-name="fr5" draw:name="Objet11" text:anchor-type="as-char" svg:width="0.293cm" svg:height="0.87cm" draw:z-index="18"><draw:object xlink:href="./Object 4" xlink:type="simple" xlink:show="embed" xlink:actuate="onLoad"/><draw:image xlink:href="./ObjectReplacements/Object 4" xlink:type="simple" xlink:show="embed" xlink:actuate="onLoad"/></draw:frame></text:span></text:p>
      </text:section>
      <text:list xml:id="list113126800583493" text:continue-list="list1480412139" text:style-name="Num_5f_Exo">
        <text:list-item>
          <text:h text:style-name="P58" text:outline-level="1"><text:span text:style-name="_5f_BVS"><text:span text:style-name="T27"> On considère l’urne suivante.</text:span></text:span></text:h>
        </text:list-item>
      </text:list>
      <text:p text:style-name="P28"><draw:g text:anchor-type="paragraph" draw:z-index="26" draw:name="Forme5" draw:style-name="gr4"><draw:custom-shape draw:style-name="gr26" draw:text-style-name="P105" svg:width="0.802cm" svg:height="0.8cm" svg:x="3.265cm" svg:y="1.1cm"><text:p text:style-name="P104"><text:span text:style-name="T8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105" svg:width="0.802cm" svg:height="0.802cm" svg:x="3.865cm" svg:y="1.6cm"><text:p text:style-name="P104"><text:span text:style-name="T8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06" svg:width="0.802cm" svg:height="0.802cm" svg:x="2.666cm" svg:y="1.6cm"><text:p text:style-name="P104"><text:span text:style-name="T8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06" svg:width="0.802cm" svg:height="0.8cm" svg:x="4.666cm" svg:y="1.601cm"><text:p text:style-name="P104"><text:span text:style-name="T8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06" svg:width="0.802cm" svg:height="0.8cm" svg:x="5.666cm" svg:y="1.601cm"><text:p text:style-name="P104"><text:span text:style-name="T8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106" svg:width="0.8cm" svg:height="0.8cm" svg:x="4.267cm" svg:y="0.901cm"><text:p text:style-name="P104"><text:span text:style-name="T8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107" svg:width="0.8cm" svg:height="0.8cm" svg:x="5.167cm" svg:y="0.95cm"><text:p text:style-name="P104"><text:span text:style-name="T8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107" svg:width="0.8cm" svg:height="0.8cm" svg:x="3.646cm" svg:y="0.402cm"><text:p text:style-name="P104"><text:span text:style-name="T8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2" draw:text-style-name="P108" svg:x1="2.565cm" svg:y1="2.399cm" svg:x2="6.565cm" svg:y2="2.399cm"><text:p/></draw:line><draw:line draw:style-name="gr32" draw:text-style-name="P108" svg:x1="2.565cm" svg:y1="2.4cm" svg:x2="2.565cm" svg:y2="0.2cm"><text:p/></draw:line><draw:line draw:style-name="gr32" draw:text-style-name="P108" svg:x1="6.567cm" svg:y1="2.4cm" svg:x2="6.567cm" svg:y2="0.2cm"><text:p/></draw:line><draw:line draw:style-name="gr32" draw:text-style-name="P108" svg:x1="2.565cm" svg:y1="0.2cm" svg:x2="4.065cm" svg:y2="0.2cm"><text:p/></draw:line><draw:line draw:style-name="gr32" draw:text-style-name="P108" svg:x1="5.087cm" svg:y1="0.2cm" svg:x2="6.587cm" svg:y2="0.2cm"><text:p/></draw:line></draw:g><text:span text:style-name="_5f_BVS"/></text:p>
      <text:p text:style-name="P55"><text:span text:style-name="_5f_BVS"/></text:p>
      <text:p text:style-name="P28"><text:span text:style-name="_5f_BVS"/></text:p>
      <text:p text:style-name="P28"><text:span text:style-name="_5f_BVS"/></text:p>
      <text:p text:style-name="P28"><text:span text:style-name="_5f_BVS"/></text:p>
      <text:p text:style-name="P28"><text:span text:style-name="_5f_BVS"/></text:p>
      <text:list xml:id="list113127585245517" text:continue-list="list113125848558008" text:style-name="liste_5f_abc">
        <text:list-item text:start-value="1">
          <text:p text:style-name="P81"><text:span text:style-name="_5f_pointillés_20_gris"><text:span text:style-name="T18">S</text:span></text:span><text:span text:style-name="_5f_BVS"><text:span text:style-name="T18">i o</text:span></text:span><text:span text:style-name="_5f_BVS">n s’intéresse à la couleur de la boule, quelles sont les issues possibles ?</text:span></text:p>
          <text:p text:style-name="P64"><text:span text:style-name="_5f_pointillés_20_gris"><text:tab/></text:span></text:p>
        </text:list-item>
        <text:list-item>
          <text:p text:style-name="P82"><text:span text:style-name="_5f_BVS">Si on s’intéresse au numéro écrit sur la boule, quelles sont les issues possibles ?</text:span></text:p>
          <text:p text:style-name="P64"><text:span text:style-name="_5f_pointillés_20_gris"><text:tab/></text:span></text:p>
        </text:list-item>
        <text:list-item>
          <text:p text:style-name="P82"><text:span text:style-name="_5f_BVS">Cite un événement impossible.</text:span></text:p>
          <text:p text:style-name="P64"><text:span text:style-name="_5f_pointillés_20_gris"><text:tab/></text:span></text:p>
        </text:list-item>
        <text:list-item>
          <text:p text:style-name="P82"><text:span text:style-name="_5f_BVS"><text:span text:style-name="T66">Quelle est la probabilité de l’événement « Obtenir une boule rouge » ?</text:span></text:span></text:p>
          <text:p text:style-name="P64"><text:span text:style-name="_5f_pointillés_20_gris"><text:tab/></text:span></text:p>
        </text:list-item>
        <text:list-item>
          <text:p text:style-name="P82"><text:span text:style-name="_5f_BVS"><text:span text:style-name="T67">Écris à l’aide d’une phrase non négative, l’événement contraire de l’événement « Obtenir une boule rouge ».</text:span></text:span></text:p>
          <text:p text:style-name="P64"><text:span text:style-name="_5f_pointillés_20_gris"><text:tab/></text:span></text:p>
        </text:list-item>
        <text:list-item>
          <text:p text:style-name="P82"><text:span text:style-name="_5f_BVS">Déduis-en la probabilité de cet événement.</text:span></text:p>
          <text:p text:style-name="P64"><draw:g text:anchor-type="paragraph" draw:z-index="27" draw:name="Forme7" draw:style-name="gr4"><draw:custom-shape draw:style-name="gr12" draw:text-style-name="P98" svg:width="4.186cm" svg:height="4.186cm" svg:x="2.482cm" svg:y="1.921cm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98" svg:width="4.186cm" svg:height="4.186cm" draw:transform="rotate (1.5707963267949) translate (2.48179166666667cm 6.10658333333333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3" draw:text-style-name="P99" svg:width="4.158cm" svg:height="4.158cm" draw:transform="rotate (0.785398163397448) translate (1.62454166666667cm 4.00855555555556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99" svg:width="4.16cm" svg:height="4.16cm" draw:transform="skewX (-0.000872664625997234) rotate (-2.35619449019235) translate (7.52751388888889cm 4.01461111111111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5" draw:text-style-name="P100" svg:width="4.16cm" svg:height="4.158cm" draw:transform="skewX (0.000349065850398894) rotate (2.35619449019234) translate (4.56770833333333cm 6.96383333333333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" draw:text-style-name="P101" svg:width="4.186cm" svg:height="4.186cm" draw:transform="rotate (-1.5707963267949) translate (6.6675cm 1.920875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7" draw:text-style-name="P102" svg:width="4.16cm" svg:height="4.162cm" draw:transform="skewX (-0.000349065850398586) rotate (-0.785398163397448) translate (4.58434722222222cm 1.063625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8" draw:text-style-name="P102" svg:width="4.186cm" svg:height="4.186cm" draw:transform="rotate (-3.14141812066459) translate (6.6675cm 6.10658333333333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9" draw:text-style-name="P103" svg:width="0.664cm" svg:height="0.763cm" draw:transform="rotate (0.346971455296473) translate (3.698875cm 2.49943055555556cm)"><draw:text-box><text:p text:style-name="P95"><text:span text:style-name="T80">0</text:span></text:p></draw:text-box></draw:frame><draw:frame draw:style-name="gr20" draw:text-style-name="P103" svg:width="0.666cm" svg:height="0.765cm" draw:transform="rotate (2.02021860918344) translate (3.063875cm 4.92830555555556cm)"><draw:text-box><text:p text:style-name="P95"><text:span text:style-name="T80">0</text:span></text:p></draw:text-box></draw:frame><draw:frame draw:style-name="gr21" draw:text-style-name="P103" svg:width="1.714cm" svg:height="1.352cm" draw:transform="rotate (1.17216312563939) translate (4.58005555555556cm 3.16441666666667cm)"><draw:text-box><text:p text:style-name="P95"><text:span text:style-name="T80">100</text:span></text:p></draw:text-box></draw:frame><draw:frame draw:style-name="gr22" draw:text-style-name="P103" svg:width="2.44cm" svg:height="1.35cm" draw:transform="rotate (1.06255644861415) translate (3.30552777777778cm 5.63738888888889cm)"><draw:text-box><text:p text:style-name="P95"><text:span text:style-name="T80">5 000</text:span></text:p></draw:text-box></draw:frame><draw:frame draw:style-name="gr23" draw:text-style-name="P103" svg:width="1.484cm" svg:height="1.355cm" draw:transform="rotate (-1.20724424360448) translate (5.13644444444445cm 4.57905555555556cm)"><draw:text-box><text:p text:style-name="P95"><text:span text:style-name="T80">100</text:span></text:p></draw:text-box></draw:frame><draw:frame draw:style-name="gr19" draw:text-style-name="P103" svg:width="0.992cm" svg:height="0.763cm" draw:transform="rotate (0.469144502936076) translate (5.19465277777778cm 3.50661111111111cm)"><draw:text-box><text:p text:style-name="P95"><text:span text:style-name="T80">10</text:span></text:p></draw:text-box></draw:frame><draw:frame draw:style-name="gr24" draw:text-style-name="P103" svg:width="0.59cm" svg:height="0.77cm" draw:transform="rotate (1.16745073665901) translate (3.04723611111111cm 3.63713888888889cm)"><draw:text-box><text:p text:style-name="P95"><text:span text:style-name="T80">5</text:span></text:p></draw:text-box></draw:frame><draw:frame draw:style-name="gr25" draw:text-style-name="P103" svg:width="0.604cm" svg:height="0.768cm" draw:transform="rotate (1.17774817924577) translate (5.31988888888889cm 4.6355cm)"><draw:text-box><text:p text:style-name="P95"><text:span text:style-name="T80">5</text:span></text:p></draw:text-box></draw:frame></draw:g><text:span text:style-name="_5f_pointillés_20_gris"><text:tab/></text:span></text:p>
        </text:list-item>
      </text:list>
      <text:list xml:id="list113126665757819" text:continue-list="list113126800583493" text:style-name="Num_5f_Exo">
        <text:list-item>
          <text:h text:style-name="P59" text:outline-level="1"><text:span text:style-name="_5f_pointillés_20_gris"><text:s/></text:span><text:span text:style-name="_5f_pointillés_20_gris"><text:span text:style-name="T28">On considère la roue de loterie suivante.</text:span></text:span></text:h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54"><text:span text:style-name="_5f_pointillés_20_gris"/></text:p>
      <text:p text:style-name="P56"><text:span text:style-name="_5f_pointillés_20_gris"/></text:p>
      <text:p text:style-name="_5f_Paragraphe_20_livret_20_"><text:span text:style-name="_5f_pointillés_20_gris"/></text:p>
      <text:p text:style-name="P53"><text:span text:style-name="_5f_pointillés_20_gris"/></text:p>
      <text:p text:style-name="_5f_Paragraphe_20_livret_20_"><text:span text:style-name="_5f_pointillés_20_gris"/></text:p>
      <text:list xml:id="list113125806607910" text:continue-list="list113127585245517" text:style-name="liste_5f_abc">
        <text:list-item text:start-value="1">
          <text:p text:style-name="P81"><text:span text:style-name="_5f_BVS">Si on s’intéresse aux couleurs de chaque secteur de la roue, cite les issues possibles.</text:span></text:p>
          <text:p text:style-name="P64"><text:span text:style-name="_5f_pointillés_20_gris"><text:tab/></text:span></text:p>
        </text:list-item>
        <text:list-item>
          <text:p text:style-name="P82"><text:span text:style-name="_5f_BVS"><text:span text:style-name="T66">Si on s’intéresse aux nombres de chaque secteur, cite les issues possibles.</text:span></text:span></text:p>
          <text:p text:style-name="P64"><text:span text:style-name="_5f_pointillés_20_gris"><text:tab/></text:span></text:p>
        </text:list-item>
        <text:list-item>
          <text:p text:style-name="P82"><text:span text:style-name="_5f_BVS">Cite un événement certain de se réaliser.</text:span></text:p>
          <text:p text:style-name="P64"><text:span text:style-name="_5f_pointillés_20_gris"><text:tab/></text:span></text:p>
        </text:list-item>
        <text:list-item>
          <text:p text:style-name="P82"><text:span text:style-name="_5f_BVS">Cite un événement impossible.</text:span></text:p>
          <text:p text:style-name="P64"><text:span text:style-name="_5f_pointillés_20_gris"><text:tab/></text:span></text:p>
        </text:list-item>
        <text:list-item>
          <text:p text:style-name="P82"><text:soft-page-break/><text:span text:style-name="_5f_pointillés_20_gris"><text:span text:style-name="T23">Quelle est la probabilité d’obtenir un nombre supérieur </text:span></text:span><text:span text:style-name="_5f_pointillés_20_gris"><text:span text:style-name="T24">ou égal à 100 ?</text:span></text:span></text:p>
          <text:p text:style-name="P64"><text:span text:style-name="_5f_pointillés_20_gris"><text:tab/></text:span></text:p>
        </text:list-item>
        <text:list-item>
          <text:p text:style-name="P82"><text:span text:style-name="_5f_pointillés_20_gris"><text:span text:style-name="T25">Écris</text:span></text:span><text:span text:style-name="_5f_pointillés_20_gris"><text:span text:style-name="T24"> à l’aide d’une phrase non négative l’événement contraire de l’événement « Obtenir un nombre supérieur ou égal à 100. »</text:span></text:span></text:p>
          <text:p text:style-name="P64"><text:span text:style-name="_5f_pointillés_20_gris"><text:tab/></text:span></text:p>
        </text:list-item>
        <text:list-item>
          <text:p text:style-name="P82"><text:span text:style-name="_5f_BVS">Déduis-en la probabilité de cet événement.</text:span></text:p>
          <text:p text:style-name="P64"><text:span text:style-name="_5f_pointillés_20_gris"><text:tab/></text:span></text:p>
        </text:list-item>
      </text:list>
      <text:list xml:id="list113125988434964" text:continue-list="list113126665757819" text:style-name="Num_5f_Exo">
        <text:list-item>
          <text:h text:style-name="P60" text:outline-level="1"><text:span text:style-name="_5f_BVS"> Précise si les affirmations suivantes sont vraies ou fausses.</text:span></text:h>
        </text:list-item>
      </text:list>
      <text:list xml:id="list113126237828640" text:continue-list="list113125806607910" text:style-name="liste_5f_abc">
        <text:list-item text:start-value="1">
          <text:p text:style-name="P80"><text:span text:style-name="_5f_BVS"><text:span text:style-name="T63">La probabilité de gagner à un jeu peut être égale à 1,2.</text:span></text:span></text:p>
        </text:list-item>
        <text:list-item>
          <text:p text:style-name="P80"><text:span text:style-name="_5f_BVS">Sachant que la probabilité de gagner à un jeu est égale à 0,6, la probabilité de perdre est égale à 1,6.</text:span></text:p>
        </text:list-item>
        <text:list-item>
          <text:p text:style-name="P80"><text:span text:style-name="_5f_BVS">Sachant que la probabilité de perdre à un jeu est égale à 0,3, la probabilité de gagner est égale à 0,7.</text:span></text:p>
        </text:list-item>
        <text:list-item>
          <text:p text:style-name="P80"><text:span text:style-name="_5f_BVS">Si la probabilité d’un événement est égal</text:span><text:span text:style-name="_5f_BVS"><text:span text:style-name="T78">e</text:span></text:span><text:span text:style-name="_5f_BVS"> à 0,25, la probabilité de l’événement contraire est égale à 0,85.</text:span></text:p>
        </text:list-item>
        <text:list-item>
          <text:p text:style-name="P80"><text:span text:style-name="_5f_BVS">La somme des probabilités d’un événement et de son événement contraire est égale à 1.</text:span></text:p>
        </text:list-item>
        <text:list-item>
          <text:p text:style-name="P80"><text:span text:style-name="_5f_BVS">La probabilité d’un événement est un nombre compris entre 0 et 1.</text:span></text:p>
        </text:list-item>
      </text:list>
      <text:section text:style-name="Sect3" text:name="Section5">
        <text:p text:style-name="P52"><text:span text:style-name="Bold_5f_niv2"><text:span text:style-name="T73">a.</text:span></text:span><text:span text:style-name="Bold_5f_niv2"><text:span text:style-name="T74"> </text:span></text:span><text:tab/></text:p>
        <text:p text:style-name="P51"><text:span text:style-name="Bold_5f_niv2"><text:span text:style-name="T75">b</text:span></text:span><text:span text:style-name="Bold_5f_niv2"><text:span text:style-name="T73">.</text:span></text:span><text:span text:style-name="Bold_5f_niv2"><text:span text:style-name="T74"> </text:span></text:span><text:tab/></text:p>
        <text:p text:style-name="P51"><text:span text:style-name="Bold_5f_niv2"><text:span text:style-name="T75">c</text:span></text:span><text:span text:style-name="Bold_5f_niv2"><text:span text:style-name="T73">.</text:span></text:span><text:span text:style-name="Bold_5f_niv2"><text:span text:style-name="T74"> </text:span></text:span><text:tab/></text:p>
        <text:p text:style-name="P51"><text:span text:style-name="Bold_5f_niv2"><text:span text:style-name="T75">d</text:span></text:span><text:span text:style-name="Bold_5f_niv2"><text:span text:style-name="T73">.</text:span></text:span><text:span text:style-name="Bold_5f_niv2"><text:span text:style-name="T74"> </text:span></text:span><text:tab/></text:p>
        <text:p text:style-name="P51"><text:span text:style-name="Bold_5f_niv2"><text:span text:style-name="T75">e</text:span></text:span><text:span text:style-name="Bold_5f_niv2"><text:span text:style-name="T73">.</text:span></text:span><text:span text:style-name="Bold_5f_niv2"><text:span text:style-name="T74"> </text:span></text:span><text:tab/></text:p>
        <text:p text:style-name="P51"><text:span text:style-name="Bold_5f_niv2"><text:span text:style-name="T75">f</text:span></text:span><text:span text:style-name="Bold_5f_niv2"><text:span text:style-name="T73">.</text:span></text:span><text:span text:style-name="Bold_5f_niv2"><text:span text:style-name="T74"> </text:span></text:span><text:tab/></text:p>
      </text:section>
      <text:list xml:id="list113126202409395" text:continue-list="list113125988434964" text:style-name="Num_5f_Exo">
        <text:list-item>
          <text:h text:style-name="P61" text:outline-level="1"><draw:custom-shape text:anchor-type="paragraph" draw:z-index="30" draw:style-name="gr2" draw:text-style-name="P91" svg:width="9.471cm" svg:height="8.601cm" svg:x="-0.131cm" svg:y="0.4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 <text:span text:style-name="T16">Extrait d</text:span><text:span text:style-name="T17">u</text:span><text:span text:style-name="T16"> brevet</text:span></text:h>
          <text:p text:style-name="P77">Il y a dans une urne douze boules indiscernables au toucher, numérotée<text:span text:style-name="T71">s</text:span> de 1 à 12. On veut tirer une boule au hasard.</text:p>
        </text:list-item>
      </text:list>
      <text:p text:style-name="P38"><text:span text:style-name="_5f_BVS"><text:span text:style-name="T8">a.</text:span></text:span><text:span text:style-name="_5f_BVS"><text:span text:style-name="T13"> </text:span></text:span><text:span text:style-name="_5f_BVS">Est-il plus probable d’obtenir un numéro pair ou bien un multiple de 3 ?</text:span></text:p>
      <text:p text:style-name="FILET_5f_POINTILLES"><text:span text:style-name="_5f_pointillés_20_gris"><text:tab/></text:span></text:p>
      <text:p text:style-name="P49"><text:span text:style-name="_5f_BVS"><text:span text:style-name="T15">b</text:span></text:span><text:span text:style-name="_5f_BVS"><text:span text:style-name="T8">.</text:span></text:span><text:span text:style-name="_5f_BVS"><text:span text:style-name="T13"> </text:span></text:span><text:span text:style-name="_5f_BVS">Quelle est la probabilité d’obtenir un numéro inférieur à 20 ?</text:span></text:p>
      <text:list xml:id="list113127646911838" text:continue-list="list113126237828640" text:style-name="liste_5f_abc">
        <text:list-header>
          <text:p text:style-name="P64"><text:span text:style-name="_5f_pointillés_20_gris"><text:tab/></text:span></text:p>
        </text:list-header>
      </text:list>
      <text:p text:style-name="P49"><text:span text:style-name="_5f_BVS"><text:span text:style-name="T15">c</text:span></text:span><text:span text:style-name="_5f_BVS"><text:span text:style-name="T8">.</text:span></text:span><text:span text:style-name="_5f_BVS"><text:span text:style-name="T13"> </text:span></text:span><text:span text:style-name="_5f_BVS">On enlève de l’urne toutes les boules dont le numéro est un diviseur de 6. On veut à nouveau tirer une boule au hasard. Explique pourquoi la probabilité d’obtenir un numéro qui soit un nombre premier est alors 0,375.</text:span></text:p>
      <text:list xml:id="list113125883083534" text:continue-numbering="true" text:style-name="liste_5f_abc">
        <text:list-header>
          <text:p text:style-name="P64"><text:span text:style-name="_5f_pointillés_20_gris"><text:tab/></text:span></text:p>
        </text:list-header>
      </text:list>
      <text:list xml:id="list113125863210149" text:continue-list="list113126202409395" text:style-name="Num_5f_Exo">
        <text:list-item>
          <text:h text:style-name="P58" text:outline-level="1"> Un dé cubique a 6 faces peintes : une en bleu, une en rouge, une en jaune, une en vert et deux en noir.</text:h>
        </text:list-item>
      </text:list>
      <text:p text:style-name="P29">Calcule les probabilités des événements suivants.</text:p>
      <text:p text:style-name="P43"><text:span text:style-name="Bold_5f_niv2"><text:span text:style-name="T76">a</text:span></text:span><text:span text:style-name="Bold_5f_niv2"><text:span text:style-name="T77">.</text:span></text:span><text:span text:style-name="T13"> </text:span><text:span text:style-name="T44">Obtenir une face jaune : </text:span></text:p>
      <text:p text:style-name="P27"><text:span text:style-name="_5f_pointillés_20_gris"><text:span text:style-name="T51"><text:tab/></text:span></text:span></text:p>
      <text:p text:style-name="P27"><text:span text:style-name="_5f_pointillés_20_gris"><text:span text:style-name="T51"><text:tab/></text:span></text:span></text:p>
      <text:p text:style-name="P50"><text:span text:style-name="Bold_5f_niv2"><text:span text:style-name="T72">b.</text:span></text:span><text:span text:style-name="T13"> </text:span><text:span text:style-name="T45">O</text:span><text:span text:style-name="T46">btenir une face bleue : </text:span></text:p>
      <text:p text:style-name="P27"><text:span text:style-name="_5f_pointillés_20_gris"><text:span text:style-name="T51"><text:tab/></text:span></text:span></text:p>
      <text:p text:style-name="P27"><text:span text:style-name="_5f_pointillés_20_gris"><text:span text:style-name="T51"><text:tab/></text:span></text:span></text:p>
      <text:p text:style-name="P50"><text:span text:style-name="Bold_5f_niv2"><text:span text:style-name="T70">c.</text:span></text:span><text:span text:style-name="T14"> </text:span><text:span text:style-name="T45">O</text:span><text:span text:style-name="T46">bteni</text:span><text:span text:style-name="T47">r une face rouge : </text:span></text:p>
      <text:p text:style-name="P27"><text:span text:style-name="_5f_pointillés_20_gris"><text:span text:style-name="T51"><text:tab/></text:span></text:span></text:p>
      <text:p text:style-name="P27"><text:span text:style-name="_5f_pointillés_20_gris"><text:span text:style-name="T51"><text:tab/></text:span></text:span></text:p>
      <text:p text:style-name="P50"><text:span text:style-name="Bold_5f_niv2"><text:span text:style-name="T70">d.</text:span></text:span><text:span text:style-name="T14"> </text:span><text:span text:style-name="T45">O</text:span><text:span text:style-name="T46">bteni</text:span><text:span text:style-name="T47">r une face verte :</text:span></text:p>
      <text:p text:style-name="P27"><text:span text:style-name="_5f_pointillés_20_gris"><text:span text:style-name="T51"><text:tab/></text:span></text:span></text:p>
      <text:p text:style-name="P27"><text:span text:style-name="_5f_pointillés_20_gris"><text:span text:style-name="T51"><text:tab/></text:span></text:span></text:p>
      <text:p text:style-name="P50"><text:span text:style-name="Bold_5f_niv2"><text:span text:style-name="T70">e.</text:span></text:span><text:span text:style-name="T14"> </text:span><text:span text:style-name="T45">O</text:span><text:span text:style-name="T46">bteni</text:span><text:span text:style-name="T47">r une face noire : </text:span></text:p>
      <text:p text:style-name="P25"><text:span text:style-name="_5f_pointillés_20_gris"><text:span text:style-name="T51"><text:tab/></text:span></text:span></text:p>
      <text:p text:style-name="P27"><text:span text:style-name="_5f_pointillés_20_gris"><text:span text:style-name="T51"><text:tab/></text:span></text:span></text:p>
      <text:list xml:id="list113125622221310" text:continue-numbering="true" text:style-name="Num_5f_Exo">
        <text:list-item>
          <text:h text:style-name="P62" text:outline-level="1"><draw:custom-shape text:anchor-type="paragraph" draw:z-index="31" draw:style-name="gr1" draw:text-style-name="P91" svg:width="9.471cm" svg:height="12.202cm" svg:x="-0.131cm" svg:y="0.78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 <text:span text:style-name="T16">Extrait d</text:span><text:span text:style-name="T17">u</text:span><text:span text:style-name="T16"> brevet</text:span></text:h>
        </text:list-item>
      </text:list>
      <text:p text:style-name="P30">Sam préfère les bonbons bleus. Dans son paquet de 500 bonbons, 150 sont bleus, les autres sont rouges, jaunes ou verts.</text:p>
      <text:p text:style-name="P42"><text:span text:style-name="_5f_BVS"><text:span text:style-name="T8">a.</text:span></text:span><text:span text:style-name="_5f_BVS"><text:span text:style-name="T13"> </text:span></text:span>Quelle est la probabilité qu’il pioche au hasard un bonbon bleu dans son paquet ?</text:p>
      <text:list xml:id="list113126181332869" text:continue-list="list113125883083534" text:style-name="liste_5f_abc">
        <text:list-header>
          <text:p text:style-name="P67"><text:span text:style-name="_5f_pointillés_20_gris"><text:span text:style-name="T52"><text:tab/></text:span></text:span></text:p>
        </text:list-header>
      </text:list>
      <text:p text:style-name="P26"><text:span text:style-name="_5f_pointillés_20_gris"><text:span text:style-name="T51"><text:tab/></text:span></text:span></text:p>
      <text:p text:style-name="FILET_5f_POINTILLES"><text:tab/></text:p>
      <text:p text:style-name="P83"><text:span text:style-name="_5f_BVS"><text:span text:style-name="T15">b</text:span></text:span><text:span text:style-name="_5f_BVS"><text:span text:style-name="T8">.</text:span></text:span><text:span text:style-name="_5f_BVS"><text:span text:style-name="T13"> </text:span></text:span>2<text:span text:style-name="T62">0 % des bonbons de ce paquet sont rouges. Combien de bonbons rouges y a-t-il ?</text:span></text:p>
      <text:list xml:id="list113126604406850" text:continue-numbering="true" text:style-name="liste_5f_abc">
        <text:list-header>
          <text:p text:style-name="P68"><text:span text:style-name="_5f_pointillés_20_gris"><text:span text:style-name="T52"><text:tab/></text:span></text:span></text:p>
        </text:list-header>
      </text:list>
      <text:p text:style-name="P27"><text:span text:style-name="_5f_pointillés_20_gris"><text:span text:style-name="T51"><text:tab/></text:span></text:span></text:p>
      <text:p text:style-name="FILET_5f_POINTILLES"><text:tab/></text:p>
      <text:p text:style-name="P50"><text:span text:style-name="_5f_BVS"><text:span text:style-name="T15">c</text:span></text:span><text:span text:style-name="_5f_BVS"><text:span text:style-name="T8">.</text:span></text:span><text:span text:style-name="_5f_BVS"><text:span text:style-name="T13"> </text:span></text:span>S<text:span text:style-name="T62">achant qu’il y a 130 bonbons verts dans ce paquet, Sam a-t-il plus de chance de piocher au hasard un bonbon vert ou un bonbon jaune ?</text:span></text:p>
      <text:list xml:id="list113126683044077" text:continue-numbering="true" text:style-name="liste_5f_abc">
        <text:list-header>
          <text:p text:style-name="P68"><text:span text:style-name="_5f_pointillés_20_gris"><text:span text:style-name="T52"><text:tab/></text:span></text:span></text:p>
        </text:list-header>
      </text:list>
      <text:p text:style-name="P27"><text:span text:style-name="_5f_pointillés_20_gris"><text:span text:style-name="T51"><text:tab/></text:span></text:span></text:p>
      <text:p text:style-name="FILET_5f_POINTILLES"><text:tab/></text:p>
      <text:list xml:id="list113126262716817" text:continue-list="list113125622221310" text:style-name="Num_5f_Exo">
        <text:list-item>
          <text:p text:style-name="P79"><draw:custom-shape text:anchor-type="paragraph" draw:z-index="29" draw:style-name="gr3" draw:text-style-name="P91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12"> </text:span><text:span text:style-name="T11">D’après </text:span><text:span text:style-name="T10">brevet</text:span></text:p>
        </text:list-item>
      </text:list>
      <text:p text:style-name="P45">Louise a téléchargé une liste de lecture sur son lecteur MP4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1">Titre de la chanson</text:p>
          </table:table-cell>
          <table:table-cell table:style-name="Tableau6.A1" office:value-type="string">
            <text:p text:style-name="P31">Nom de l’interprète</text:p>
          </table:table-cell>
          <table:table-cell table:style-name="Tableau6.A1" office:value-type="string">
            <text:p text:style-name="P31">Durée de la chanson en secondes</text:p>
          </table:table-cell>
        </table:table-row>
        <table:table-row>
          <table:table-cell table:style-name="Tableau6.A9" office:value-type="string">
            <text:p text:style-name="P32">Mamatéou</text:p>
          </table:table-cell>
          <table:table-cell table:style-name="Tableau6.B9" office:value-type="string">
            <text:p text:style-name="P32">Timaté</text:p>
          </table:table-cell>
          <table:table-cell table:style-name="Tableau6.C9" office:value-type="string">
            <text:p text:style-name="P32">232</text:p>
          </table:table-cell>
        </table:table-row>
        <table:table-row>
          <table:table-cell table:style-name="Tableau6.A9" office:value-type="string">
            <text:p text:style-name="P32">La différence</text:p>
          </table:table-cell>
          <table:table-cell table:style-name="Tableau6.B9" office:value-type="string">
            <text:p text:style-name="P32">Timaté</text:p>
          </table:table-cell>
          <table:table-cell table:style-name="Tableau6.C9" office:value-type="string">
            <text:p text:style-name="P32">211</text:p>
          </table:table-cell>
        </table:table-row>
        <table:table-row>
          <table:table-cell table:style-name="Tableau6.A9" office:value-type="string">
            <text:p text:style-name="P32">Amazing</text:p>
          </table:table-cell>
          <table:table-cell table:style-name="Tableau6.B9" office:value-type="string">
            <text:p text:style-name="P32">Timaté</text:p>
          </table:table-cell>
          <table:table-cell table:style-name="Tableau6.C9" office:value-type="string">
            <text:p text:style-name="P32">214</text:p>
          </table:table-cell>
        </table:table-row>
        <table:table-row>
          <table:table-cell table:style-name="Tableau6.A9" office:value-type="string">
            <text:p text:style-name="P32">Tes racines</text:p>
          </table:table-cell>
          <table:table-cell table:style-name="Tableau6.B9" office:value-type="string">
            <text:p text:style-name="P32">Timaté</text:p>
          </table:table-cell>
          <table:table-cell table:style-name="Tableau6.C9" office:value-type="string">
            <text:p text:style-name="P32">175</text:p>
          </table:table-cell>
        </table:table-row>
        <table:table-row>
          <table:table-cell table:style-name="Tableau6.A9" office:value-type="string">
            <text:p text:style-name="P32">YoungBov</text:p>
          </table:table-cell>
          <table:table-cell table:style-name="Tableau6.B9" office:value-type="string">
            <text:p text:style-name="P32">Hudad</text:p>
          </table:table-cell>
          <table:table-cell table:style-name="Tableau6.C9" office:value-type="string">
            <text:p text:style-name="P32">336</text:p>
          </table:table-cell>
        </table:table-row>
        <table:table-row>
          <table:table-cell table:style-name="Tableau6.A9" office:value-type="string">
            <text:p text:style-name="P32">La ficelle</text:p>
          </table:table-cell>
          <table:table-cell table:style-name="Tableau6.B9" office:value-type="string">
            <text:p text:style-name="P32">Maen</text:p>
          </table:table-cell>
          <table:table-cell table:style-name="Tableau6.C9" office:value-type="string">
            <text:p text:style-name="P32">191</text:p>
          </table:table-cell>
        </table:table-row>
        <table:table-row>
          <table:table-cell table:style-name="Tableau6.A9" office:value-type="string">
            <text:p text:style-name="P32">Fou fou fou</text:p>
          </table:table-cell>
          <table:table-cell table:style-name="Tableau6.B9" office:value-type="string">
            <text:p text:style-name="P32">Maen</text:p>
          </table:table-cell>
          <table:table-cell table:style-name="Tableau6.C9" office:value-type="string">
            <text:p text:style-name="P32">184</text:p>
          </table:table-cell>
        </table:table-row>
        <table:table-row>
          <table:table-cell table:style-name="Tableau6.A9" office:value-type="string">
            <text:p text:style-name="P32">Nina</text:p>
          </table:table-cell>
          <table:table-cell table:style-name="Tableau6.B9" office:value-type="string">
            <text:p text:style-name="P32">Maen</text:p>
          </table:table-cell>
          <table:table-cell table:style-name="Tableau6.C9" office:value-type="string">
            <text:p text:style-name="P32">217</text:p>
          </table:table-cell>
        </table:table-row>
      </table:table>
      <text:p text:style-name="P44">Louise décide d’utiliser la fonction « aléatoire » de son MP4. Cette fonction choisit au hasard une chanson parmi celles qui sont présentes dans la liste de lecture. Chaque chanson a la même probabilité d’être <text:span text:style-name="T60">écoutée</text:span>. </text:p>
      <text:p text:style-name="P37"><text:span text:style-name="T7">a</text:span><text:span text:style-name="T8">.</text:span><text:span text:style-name="T13"> </text:span>Détermine la probabilité que Louise écoute une chanson de Maen. </text:p>
      <text:list xml:id="list113127767169233" text:continue-list="list113126683044077" text:style-name="liste_5f_abc">
        <text:list-header>
          <text:p text:style-name="P65"><text:span text:style-name="_5f_pointillés_20_gris"><text:span text:style-name="T50"><text:tab/></text:span></text:span></text:p>
          <text:p text:style-name="P65"><text:span text:style-name="_5f_pointillés_20_gris"><text:span text:style-name="T50"><text:tab/></text:span></text:span></text:p>
        </text:list-header>
      </text:list>
      <text:p text:style-name="P46"><text:span text:style-name="T9">b</text:span><text:span text:style-name="T8">.</text:span><text:span text:style-name="T13"> </text:span><text:span text:style-name="T55">Elle répète 25 fois l’utilisation de </text:span><text:span text:style-name="T57">c</text:span><text:span text:style-name="T56">ette</text:span><text:span text:style-name="T55"> fonction <text:s/>et note à chaque fois le nom de l’interprète qu’elle a </text:span><text:span text:style-name="T58">écouté</text:span><text:span text:style-name="T55">. Les résultats qu’elle obtient sont notés dans le graphique ci-dessous.</text:span></text:p>
      <text:p text:style-name="P48"><draw:frame draw:style-name="fr4" draw:name="Objet1" text:anchor-type="paragraph" svg:y="0.101cm" svg:width="8.999cm" svg:height="6.361cm" draw:z-index="24"><draw:object xlink:href="./Object 3" xlink:type="simple" xlink:show="embed" xlink:actuate="onLoad"/><draw:image xlink:href="./ObjectReplacements/Object 3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1"><text:span text:style-name="T59">Quelle est la proportion de chansons de Maen écoutées ? Compare avec la question </text:span><text:span text:style-name="Bold_5f_niv2"><text:span text:style-name="T7">a</text:span></text:span><text:span text:style-name="Bold_5f_niv2"><text:span text:style-name="T8">.</text:span></text:span></text:p>
      <text:list xml:id="list113126439331086" text:continue-numbering="true" text:style-name="liste_5f_abc">
        <text:list-header>
          <text:p text:style-name="P66"><text:span text:style-name="_5f_pointillés_20_gris"><text:span text:style-name="T50"><text:tab/></text:span></text:span></text:p>
          <text:p text:style-name="P66"><text:span text:style-name="_5f_pointillés_20_gris"><text:span text:style-name="T50"><text:tab/></text:span></text:span></text:p>
          <text:p text:style-name="P66"><text:span text:style-name="_5f_pointillés_20_gris"><text:span text:style-name="T50"><text:tab/></text:span></text:span></text:p>
        </text:list-header>
      </text:list>
      <text:list xml:id="list113127276375274" text:continue-list="list113126262716817" text:style-name="Num_5f_Exo">
        <text:list-item>
          <text:h text:style-name="P89" text:outline-level="1"><text:span text:style-name="T68"> </text:span><text:span text:style-name="_5f_pointillés_20_gris"><text:span text:style-name="T30">Un sac opaque contient 50 billes bleues, 45 rouges, 45 vertes et 60 jaunes. Les billes sont indiscernables au toucher. On tire une bille au hasard dans ce sac.</text:span></text:span></text:h>
        </text:list-item>
      </text:list>
      <text:list xml:id="list113127108359314" text:continue-list="list113126439331086" text:style-name="liste_5f_abc">
        <text:list-item text:start-value="1">
          <text:p text:style-name="P84"><text:span text:style-name="_5f_BVS">Donne les issues possibles de cette expérience aléatoire.</text:span></text:p>
          <text:p text:style-name="P64"><text:span text:style-name="_5f_pointillés_20_gris"><text:tab/></text:span></text:p>
        </text:list-item>
        <text:list-item>
          <text:p text:style-name="P82"><text:span text:style-name="_5f_BVS">Cite un événement impossible.</text:span></text:p>
          <text:p text:style-name="P64"><text:span text:style-name="_5f_pointillés_20_gris"><text:tab/></text:span></text:p>
        </text:list-item>
        <text:list-item>
          <text:p text:style-name="P82"><text:span text:style-name="_5f_pointillés_20_gris"><text:span text:style-name="T29">Quelle est la probabilité que l</text:span></text:span><text:span text:style-name="_5f_pointillés_20_gris"><text:span text:style-name="T30">a bille soit jaune ?</text:span></text:span></text:p>
          <text:p text:style-name="P64"><text:span text:style-name="_5f_pointillés_20_gris"><text:tab/></text:span></text:p>
        </text:list-item>
        <text:list-item>
          <text:p text:style-name="P82"><text:span text:style-name="_5f_BVS">Calcule la probabilité de l’événement contraire à l’événement « La bille est jaune ».</text:span></text:p>
          <text:p text:style-name="P64"><text:span text:style-name="_5f_pointillés_20_gris"><text:tab/></text:span></text:p>
        </text:list-item>
        <text:list-item>
          <text:p text:style-name="P82"><text:span text:style-name="_5f_BVS">Calcule la probabilité de l’événement « La bille est bleue ou verte. »</text:span></text:p>
          <text:p text:style-name="P64"><text:span text:style-name="_5f_pointillés_20_gris"><text:tab/></text:span></text:p>
        </text:list-item>
      </text:list>
      <text:list xml:id="list113127126164791" text:continue-list="list113127276375274" text:style-name="Num_5f_Exo">
        <text:list-item>
          <text:h text:style-name="P63" text:outline-level="1"><text:span text:style-name="_5f_pointillés_20_gris"><text:span text:style-name="T33"> </text:span></text:span><text:span text:style-name="_5f_BVS"><text:span text:style-name="T61">Une cible de fléchettes est composée de trois secteurs circulaires de différentes couleurs. On</text:span></text:span><text:span text:style-name="_5f_pointillés_20_gris"><text:span text:style-name="T34"> suppose que, pour chaque lanc</text:span></text:span><text:span text:style-name="_5f_pointillés_20_gris"><text:span text:style-name="T48">e</text:span></text:span><text:span text:style-name="_5f_pointillés_20_gris"><text:span text:style-name="T49">r</text:span></text:span><text:span text:style-name="_5f_pointillés_20_gris"><text:span text:style-name="T34">, la fléchette atteint l’une des trois zones représentées ci-dessous. </text:span></text:span><text:span text:style-name="_5f_pointillés_20_gris"><text:span text:style-name="T33">Les trois cercles ont le même centre. Le cercle vert a un rayon égal à 2 cm.</text:span></text:span></text:h>
        </text:list-item>
      </text:list>
      <text:p text:style-name="_5f_Paragraphe_20_livret_20_"><draw:g text:anchor-type="paragraph" draw:z-index="28" draw:name="Forme8" draw:style-name="gr4"><draw:g draw:style-name="gr5"><draw:custom-shape draw:style-name="gr6" draw:text-style-name="P92" svg:width="4.483cm" svg:height="4.5cm" svg:x="2.025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93" svg:width="2.56cm" svg:height="2.565cm" svg:x="2.983cm" svg:y="1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4" svg:width="1.287cm" svg:height="1.294cm" svg:x="3.621cm" svg:y="1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9" draw:text-style-name="P96" svg:width="1.278cm" svg:height="1.403cm" svg:x="4.748cm" svg:y="2.055cm"><draw:text-box><text:p text:style-name="P95"><text:span text:style-name="T79">2 cm</text:span></text:p></draw:text-box></draw:frame><draw:line draw:style-name="gr10" draw:text-style-name="P97" svg:x1="4.9cm" svg:y1="2.503cm" svg:x2="5.497cm" svg:y2="2.503cm"><text:p/></draw:line><draw:line draw:style-name="gr10" draw:text-style-name="P97" svg:x1="5.572cm" svg:y1="2.503cm" svg:x2="6.468cm" svg:y2="2.503cm"><text:p/></draw:line><draw:frame draw:style-name="gr11" draw:text-style-name="P96" svg:width="1.555cm" svg:height="1.017cm" svg:x="5.57cm" svg:y="2.057cm"><draw:text-box><text:p text:style-name="P95"><text:span text:style-name="T79">3 cm</text:span></text:p></draw:text-box></draw:frame></draw:g></text:p>
      <text:p text:style-name="_5f_Paragraphe_20_livret_20_"/>
      <text:p text:style-name="P36"/>
      <text:p text:style-name="P36"/>
      <text:p text:style-name="P47"/>
      <text:p text:style-name="_5f_Paragraphe_20_livret_20_"/>
      <text:p text:style-name="_5f_Paragraphe_20_livret_20_"/>
      <text:p text:style-name="P39"/>
      <text:list xml:id="list113126239748232" text:continue-list="list113127108359314" text:style-name="liste_5f_abc">
        <text:list-item text:start-value="1">
          <text:p text:style-name="P82"><text:span text:style-name="_5f_pointillés_20_gris"><text:span text:style-name="T31">Calcule la probabilité </text:span></text:span><text:span text:style-name="_5f_pointillés_20_gris"><text:span text:style-name="T32">d’atteindre la zone verte.</text:span></text:span></text:p>
          <text:p text:style-name="P64"><text:span text:style-name="_5f_pointillés_20_gris"><text:span text:style-name="T52"><text:tab/><text:tab/></text:span></text:span><text:span text:style-name="_5f_pointillés_20_gris"><text:span text:style-name="T51"><text:tab/><text:tab/></text:span></text:span></text:p>
        </text:list-item>
        <text:list-item>
          <text:p text:style-name="P82"><text:span text:style-name="_5f_BVS">Calcule la probabilité d’atteindre la zone rouge.</text:span></text:p>
          <text:p text:style-name="P64"><text:span text:style-name="_5f_pointillés_20_gris"><text:span text:style-name="T52"><text:tab/><text:tab/><text:tab/></text:span></text:span><text:span text:style-name="_5f_pointillés_20_gris"><text:span text:style-name="T51"><text:tab/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22eecf" officeooo:paragraph-rsid="004c0228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rsid="0015e3af" officeooo:paragraph-rsid="0015e3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98ba7"/>
    </style:style>
    <style:style style:name="MT7" style:family="text">
      <style:text-properties officeooo:rsid="0053ee92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8" draw:name="Forme3" draw:style-name="Mgr3" draw:text-style-name="MP26" svg:x1="11.074cm" svg:y1="0.36cm" svg:x2="20.497cm" svg:y2="0.36cm"><text:p/></draw:line>Calculer une <text:span text:style-name="MT6">probabilité</text:span></text:p>
      </style:header>
      <style:footer>
        <text:p text:style-name="MP28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9"><draw:text-box fo:min-height="0.355cm"><text:p text:style-name="MP29"><draw:g text:anchor-type="paragraph" draw:z-index="23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4</text:page-number></text:p></draw:text-box></draw:frame><text:p text:style-name="MP31">Statistique<text:span text:style-name="MT7">s</text:span> et probabilité<text:span text:style-name="MT7">s</text:span> • B2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6T11:31:25.045000000</dc:date>
    <meta:editing-duration>PT14H25M28S</meta:editing-duration>
    <meta:editing-cycles>147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16" meta:page-count="4" meta:paragraph-count="205" meta:word-count="1315" meta:character-count="7366" meta:non-whitespace-character-count="5755"/>
  </office:meta>
</office:document-meta>
</file>

<file path=Object 1/content.xml><?xml version="1.0" encoding="utf-8"?>
<math xmlns="http://www.w3.org/1998/Math/MathML" display="block">
  <semantics>
    <mrow>
      <mfrac>
        <mn>8</mn>
        <mn>32</mn>
      </mfrac>
      <mrow>
        <mspace width="0.5em"/>
        <mo stretchy="false">=</mo>
        <mspace width="0.5em"/>
      </mrow>
      <mfrac>
        <mn>1</mn>
        <mn>4</mn>
      </mfrac>
    </mrow>
    <annotation encoding="StarMath 5.0">8 over 32`=`1 over 4</annotation>
  </semantics>
</math>
</file>

<file path=Object 10/content.xml><?xml version="1.0" encoding="utf-8"?>
<math xmlns="http://www.w3.org/1998/Math/MathML" display="block">
  <semantics>
    <mfrac>
      <mn>4</mn>
      <mn>32</mn>
    </mfrac>
    <annotation encoding="StarMath 5.0">{4}over{32}</annotation>
  </semantics>
</math>
</file>

<file path=Object 11/content.xml><?xml version="1.0" encoding="utf-8"?>
<math xmlns="http://www.w3.org/1998/Math/MathML" display="block">
  <semantics>
    <mfrac>
      <mn>4</mn>
      <mn>28</mn>
    </mfrac>
    <annotation encoding="StarMath 5.0">{4}over{28}</annotation>
  </semantics>
</math>
</file>

<file path=Object 13/content.xml><?xml version="1.0" encoding="utf-8"?>
<math xmlns="http://www.w3.org/1998/Math/MathML" display="block">
  <semantics>
    <mfrac>
      <mn>2</mn>
      <mn>5</mn>
    </mfrac>
    <annotation encoding="StarMath 5.0">{2}over{5}</annotation>
  </semantics>
</math>
</file>

<file path=Object 18/content.xml><?xml version="1.0" encoding="utf-8"?>
<math xmlns="http://www.w3.org/1998/Math/MathML" display="block">
  <semantics>
    <mfrac>
      <mn>2</mn>
      <mn>8</mn>
    </mfrac>
    <annotation encoding="StarMath 5.0">{2}over{8}</annotation>
  </semantics>
</math>
</file>

<file path=Object 2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frac>
        <mn>1</mn>
        <mn>4</mn>
      </mfrac>
      <mrow>
        <mspace width="0.5em"/>
        <mo stretchy="false">=</mo>
        <mspace width="0.5em"/>
      </mrow>
      <mfrac>
        <mn>3</mn>
        <mn>4</mn>
      </mfrac>
    </mrow>
    <annotation encoding="StarMath 5.0">1`-` 1over 4`= `3 over 4</annotation>
  </semantics>
</math>
</file>

<file path=Object 21/content.xml><?xml version="1.0" encoding="utf-8"?>
<math xmlns="http://www.w3.org/1998/Math/MathML" display="block">
  <semantics>
    <mfrac>
      <mn>8</mn>
      <mn>2</mn>
    </mfrac>
    <annotation encoding="StarMath 5.0">{8}over{2}</annotation>
  </semantics>
</math>
</file>

<file path=Object 22/content.xml><?xml version="1.0" encoding="utf-8"?>
<math xmlns="http://www.w3.org/1998/Math/MathML" display="block">
  <semantics>
    <mfrac>
      <mn>1</mn>
      <mn>5</mn>
    </mfrac>
    <annotation encoding="StarMath 5.0">{1}over{5}</annotation>
  </semantics>
</math>
</file>

<file path=Object 23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24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false" chart:axis-position="0"/>
      <style:graphic-properties svg:stroke-color="#b3b3b3"/>
      <style:text-properties fo:font-family="'Bitstream Vera Sans'" style:font-style-name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Bitstream Vera Sans'" style:font-style-name="Roman" fo:font-size="10pt" style:font-size-asian="9pt" style:font-size-complex="9pt"/>
    </style:style>
    <style:style style:name="ch5" style:family="chart" style:data-style-name="N0">
      <style:chart-properties chart:display-label="true" chart:logarithmic="false" chart:maximum="16" chart:origin="0" chart:interval-major="2" chart:reverse-direction="false" text:line-break="false" loext:try-staggering-first="true" chart:link-data-style-to-source="false" chart:axis-position="1"/>
      <style:graphic-properties svg:stroke-color="#b3b3b3"/>
      <style:text-properties fo:font-family="'Bitstream Vera Sans'" style:font-style-name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Bitstream Vera Sans'" style:font-style-name="Roman"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1ca2b8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2cm" svg:stroke-color="#666666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99cm" svg:height="6.36cm" xlink:href="." xlink:type="simple" chart:class="chart:bar" chart:style-name="ch1">
        <chart:plot-area chart:style-name="ch2" chart:data-source-has-labels="both" svg:x="1.636cm" svg:y="0.127cm" svg:width="7.184cm" svg:height="5.076cm">
          <chartooo:coordinate-region svg:x="2.244cm" svg:y="0.326cm" svg:width="6.51cm" svg:height="4.23cm"/>
          <chart:axis chart:dimension="x" chart:name="primary-x" chart:style-name="ch3" chartooo:axis-type="auto">
            <chartooo:date-scale/>
            <chart:title svg:x="3.404cm" svg:y="5.331cm" chart:style-name="ch4">
              <text:p>Nom des interprète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4.37cm" chart:style-name="ch6">
              <text:p>Nombre de 
chansons écoutée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Timaté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uda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e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math xmlns="http://www.w3.org/1998/Math/MathML" display="block">
  <semantics>
    <mfrac>
      <mn>1</mn>
      <mn>5</mn>
    </mfrac>
    <annotation encoding="StarMath 5.0">{1}over{5}</annotation>
  </semantics>
</math>
</file>

<file path=Object 5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7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8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9/content.xml><?xml version="1.0" encoding="utf-8"?>
<math xmlns="http://www.w3.org/1998/Math/MathML" display="block">
  <semantics>
    <mfrac>
      <mn>1</mn>
      <mn>32</mn>
    </mfrac>
    <annotation encoding="StarMath 5.0">{1}over{32}</annotation>
  </semantics>
</math>
</file>